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33c30"/>
    </style:style>
    <style:style style:name="P2" style:family="paragraph" style:parent-style-name="Heading_20_4">
      <style:text-properties officeooo:paragraph-rsid="00233c30"/>
    </style:style>
    <style:style style:name="P3" style:family="paragraph" style:parent-style-name="Heading_20_6">
      <style:text-properties officeooo:paragraph-rsid="00233c30"/>
    </style:style>
    <style:style style:name="P4" style:family="paragraph" style:parent-style-name="Standard">
      <style:text-properties officeooo:paragraph-rsid="00233c30"/>
    </style:style>
    <style:style style:name="P5" style:family="paragraph" style:parent-style-name="Standard">
      <style:paragraph-properties fo:break-before="page"/>
      <style:text-properties officeooo:paragraph-rsid="00233c30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text-properties officeooo:paragraph-rsid="00233c30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53919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Banco de Preguntas LPIC-2 (201–500 y 202–500) <text:s/></text:p>
      <text:p text:style-name="Standard">*Versión 2025 | Examen simulado tipo test*</text:p>
      <text:p text:style-name="Standard"/>
      <text:p text:style-name="P4">--</text:p>
      <text:p text:style-name="P4"/>
      <text:p text:style-name="P4">-D: 201.1-Q001</text:p>
      <text:p text:style-name="Text_20_body"><text:span text:style-name="Strong_20_Emphasis">Pregunta:</text:span><text:line-break/>¿Qué comando se utiliza para compilar solo los módulos del kernel?</text:p>
      <text:p text:style-name="Text_20_body">A) make bzImage<text:line-break/>B) make install<text:line-break/>C) make modules<text:line-break/>D) make build<text:line-break/>E) make headers</text:p>
      <text:p text:style-name="Horizontal_20_Line"/>
      <text:h text:style-name="Heading_20_4" text:outline-level="4">ID: 201.1-Q002</text:h>
      <text:p text:style-name="Text_20_body"><text:span text:style-name="Strong_20_Emphasis">Pregunta:</text:span><text:line-break/>¿Cuál es el propósito del archivo <text:span text:style-name="Source_20_Text">.config</text:span> en el proceso de compilación del kernel?</text:p>
      <text:p text:style-name="Text_20_body">A) Almacenar los logs de errores<text:line-break/>B) Controlar las opciones del gestor de arranque<text:line-break/>C) Guardar la configuración del sistema de archivos<text:line-break/>D) Definir opciones de compilación del kernel<text:line-break/>E) Indicar qué servicios se inician con el sistema</text:p>
      <text:p text:style-name="Horizontal_20_Line"/>
      <text:h text:style-name="Heading_20_4" text:outline-level="4">ID: 201.1-Q003</text:h>
      <text:p text:style-name="Text_20_body"><text:span text:style-name="Strong_20_Emphasis">Pregunta:</text:span><text:line-break/>¿Qué comando genera una imagen de kernel comprimida adecuada para el arranque?</text:p>
      <text:p text:style-name="Text_20_body">A) make image<text:line-break/>B) make kernel<text:line-break/>C) make vmlinux<text:line-break/>D) make bzImage<text:line-break/>E) make bootimg</text:p>
      <text:p text:style-name="Horizontal_20_Line"/>
      <text:h text:style-name="Heading_20_4" text:outline-level="4">ID: 201.1-Q004</text:h>
      <text:p text:style-name="Text_20_body"><text:span text:style-name="Strong_20_Emphasis">Pregunta:</text:span><text:line-break/>¿Dónde se encuentran los módulos compilados del kernel después de una instalación?</text:p>
      <text:p text:style-name="Text_20_body">A) /etc/modules/<text:line-break/>B) /usr/src/linux/modules/<text:line-break/>C) /lib/modules/<text:line-break/>D) /boot/modules/<text:line-break/>E) /var/kernel/modules/</text:p>
      <text:p text:style-name="Horizontal_20_Line"><text:soft-page-break/></text:p>
      <text:h text:style-name="Heading_20_4" text:outline-level="4">ID: 201.1-Q005</text:h>
      <text:p text:style-name="Text_20_body"><text:span text:style-name="Strong_20_Emphasis">Pregunta:</text:span><text:line-break/>¿Cuál es la utilidad de <text:span text:style-name="Source_20_Text">make menuconfig</text:span> durante la preparación del kernel?</text:p>
      <text:p text:style-name="Text_20_body">A) Crear un menú gráfico para GRUB<text:line-break/>B) Visualizar los logs del sistema<text:line-break/>C) Configurar interactivamente las opciones del kernel<text:line-break/>D) Instalar módulos automáticamente<text:line-break/>E) Crear una interfaz para usuarios no root</text:p>
      <text:p text:style-name="Horizontal_20_Line"/>
      <text:h text:style-name="Heading_20_4" text:outline-level="4">ID: 201.1-Q006</text:h>
      <text:p text:style-name="Text_20_body"><text:span text:style-name="Strong_20_Emphasis">Pregunta:</text:span><text:line-break/>¿Cuál de los siguientes pasos es obligatorio antes de ejecutar <text:span text:style-name="Source_20_Text">make modules_install</text:span>?</text:p>
      <text:p text:style-name="Text_20_body">A) Ejecutar <text:span text:style-name="Source_20_Text">depmod</text:span><text:line-break/>B) Ejecutar <text:span text:style-name="Source_20_Text">make clean</text:span><text:line-break/>C) Configurar el archivo <text:span text:style-name="Source_20_Text">/etc/modules</text:span><text:line-break/>D) Compilar los módulos con <text:span text:style-name="Source_20_Text">make modules</text:span><text:line-break/>E) Instalar GRUB manualmente</text:p>
      <text:p text:style-name="Horizontal_20_Line"/>
      <text:h text:style-name="Heading_20_4" text:outline-level="4">ID: 201.1-Q007</text:h>
      <text:p text:style-name="Text_20_body"><text:span text:style-name="Strong_20_Emphasis">Pregunta:</text:span><text:line-break/>¿Qué comando se utiliza en Debian para generar una nueva imagen initramfs?</text:p>
      <text:p text:style-name="Text_20_body">A) initrd-gen<text:line-break/>B) update-grub<text:line-break/>C) grub-install<text:line-break/>D) mkinitcpio<text:line-break/>E) update-initramfs</text:p>
      <text:p text:style-name="Horizontal_20_Line"/>
      <text:h text:style-name="Heading_20_4" text:outline-level="4">ID: 201.1-Q008</text:h>
      <text:p text:style-name="Text_20_body"><text:span text:style-name="Strong_20_Emphasis">Pregunta:</text:span><text:line-break/>¿Qué archivo contiene información sobre los módulos actualmente cargados en el sistema?</text:p>
      <text:p text:style-name="Text_20_body">A) /proc/modules<text:line-break/>B) /etc/modprobe.conf<text:line-break/>C) /var/log/dmesg<text:line-break/>D) /lib/modules/modules.dep<text:line-break/>E) /etc/modules-load.d/</text:p>
      <text:p text:style-name="Horizontal_20_Line"/>
      <text:h text:style-name="Heading_20_4" text:outline-level="4"><text:soft-page-break/>ID: 201.1-Q009</text:h>
      <text:p text:style-name="Text_20_body"><text:span text:style-name="Strong_20_Emphasis">Pregunta:</text:span><text:line-break/>¿Qué herramienta permite revisar y seleccionar opciones del kernel en forma de menús interactivos?</text:p>
      <text:p text:style-name="Text_20_body">A) make install<text:line-break/>B) modprobe<text:line-break/>C) kconfig<text:line-break/>D) make menuconfig<text:line-break/>E) menu.sh</text:p>
      <text:p text:style-name="Horizontal_20_Line"/>
      <text:h text:style-name="Heading_20_4" text:outline-level="4">ID: 201.1-Q010</text:h>
      <text:p text:style-name="Text_20_body"><text:span text:style-name="Strong_20_Emphasis">Pregunta:</text:span><text:line-break/>¿Qué comando se usa normalmente para instalar los módulos del kernel tras su compilación?</text:p>
      <text:p text:style-name="Text_20_body">A) make install<text:line-break/>B) make load-modules<text:line-break/>C) make modules_install<text:line-break/>D) insmod --all<text:line-break/>E) install-mods</text:p>
      <text:h text:style-name="P2" text:outline-level="4">ID: 201.2-Q001</text:h>
      <text:p text:style-name="Text_20_body"><text:span text:style-name="Strong_20_Emphasis">Pregunta:</text:span><text:line-break/>¿Cuál de los siguientes comandos permite cambiar el nivel de ejecución actual en sistemas con SysVinit?</text:p>
      <text:p text:style-name="Text_20_body">A) change-run<text:line-break/>B) setlevel<text:line-break/>C) telinit<text:line-break/>D) init-set<text:line-break/>E) systemctl</text:p>
      <text:p text:style-name="Horizontal_20_Line"/>
      <text:h text:style-name="Heading_20_4" text:outline-level="4">ID: 201.2-Q002</text:h>
      <text:p text:style-name="Text_20_body"><text:span text:style-name="Strong_20_Emphasis">Pregunta:</text:span><text:line-break/>¿Qué archivo define los scripts que se ejecutan en cada nivel de ejecución en sistemas basados en SysVinit?</text:p>
      <text:p text:style-name="Text_20_body">A) /etc/systemd/targets<text:line-break/>B) /etc/inittab<text:line-break/>C) /etc/rc.local<text:line-break/>D) /etc/init.d/rcS<text:line-break/>E) /etc/rcX.d/</text:p>
      <text:p text:style-name="Horizontal_20_Line"/>
      <text:h text:style-name="Heading_20_4" text:outline-level="4"><text:soft-page-break/>ID: 201.2-Q003</text:h>
      <text:p text:style-name="Text_20_body"><text:span text:style-name="Strong_20_Emphasis">Pregunta:</text:span><text:line-break/>¿Qué comando se utiliza para listar las unidades activas en un sistema basado en <text:span text:style-name="Source_20_Text">systemd</text:span>?</text:p>
      <text:p text:style-name="Text_20_body">A) service --list<text:line-break/>B) list-units<text:line-break/>C) systemctl list-units<text:line-break/>D) initctl list<text:line-break/>E) systemdctl status</text:p>
      <text:p text:style-name="Horizontal_20_Line"/>
      <text:h text:style-name="Heading_20_4" text:outline-level="4">ID: 201.2-Q004</text:h>
      <text:p text:style-name="Text_20_body"><text:span text:style-name="Strong_20_Emphasis">Pregunta:</text:span><text:line-break/>¿Qué archivo define la configuración principal del sistema <text:span text:style-name="Source_20_Text">systemd</text:span>?</text:p>
      <text:p text:style-name="Text_20_body">A) /etc/init.conf<text:line-break/>B) /etc/systemd/system.conf<text:line-break/>C) /usr/lib/systemd/system/default.target<text:line-break/>D) /etc/systemd/init.conf<text:line-break/>E) /etc/sysconfig/init</text:p>
      <text:p text:style-name="Horizontal_20_Line"/>
      <text:h text:style-name="Heading_20_4" text:outline-level="4">ID: 201.2-Q005</text:h>
      <text:p text:style-name="Text_20_body"><text:span text:style-name="Strong_20_Emphasis">Pregunta:</text:span><text:line-break/>¿Cuál es la unidad por defecto que arranca un sistema <text:span text:style-name="Source_20_Text">systemd</text:span> en modo multiusuario sin entorno gráfico?</text:p>
      <text:p text:style-name="Text_20_body">A) default.target<text:line-break/>B) rescue.target<text:line-break/>C) graphical.target<text:line-break/>D) multi-user.target<text:line-break/>E) basic.target</text:p>
      <text:p text:style-name="Horizontal_20_Line"/>
      <text:h text:style-name="Heading_20_4" text:outline-level="4">ID: 201.2-Q006</text:h>
      <text:p text:style-name="Text_20_body"><text:span text:style-name="Strong_20_Emphasis">Pregunta:</text:span><text:line-break/>¿Qué comando cambia el objetivo (target) actual en un sistema con <text:span text:style-name="Source_20_Text">systemd</text:span>?</text:p>
      <text:p text:style-name="Text_20_body">A) initctl set-target<text:line-break/>B) systemd --switch<text:line-break/>C) systemctl isolate<text:line-break/>D) runlevelctl<text:line-break/>E) target-switch</text:p>
      <text:p text:style-name="Horizontal_20_Line"/>
      <text:h text:style-name="Heading_20_4" text:outline-level="4"><text:soft-page-break/>ID: 201.2-Q007</text:h>
      <text:p text:style-name="Text_20_body"><text:span text:style-name="Strong_20_Emphasis">Pregunta:</text:span><text:line-break/>¿Qué función cumple el archivo <text:span text:style-name="Source_20_Text">/etc/rc.local</text:span> en sistemas tradicionales?</text:p>
      <text:p text:style-name="Text_20_body">A) Ejecutar servicios de red<text:line-break/>B) Activar SELinux<text:line-break/>C) Cargar el kernel<text:line-break/>D) Ejecutar comandos personalizados al final del arranque<text:line-break/>E) Desactivar swap</text:p>
      <text:p text:style-name="Horizontal_20_Line"/>
      <text:h text:style-name="Heading_20_4" text:outline-level="4">ID: 201.2-Q008</text:h>
      <text:p text:style-name="Text_20_body"><text:span text:style-name="Strong_20_Emphasis">Pregunta:</text:span><text:line-break/>En <text:span text:style-name="Source_20_Text">systemd</text:span>, ¿cómo se llama el objetivo equivalente al nivel de ejecución 1 en SysVinit?</text:p>
      <text:p text:style-name="Text_20_body">A) emergency.target<text:line-break/>B) rescue.target<text:line-break/>C) single-user.target<text:line-break/>D) default.target<text:line-break/>E) maintenance.target</text:p>
      <text:p text:style-name="Horizontal_20_Line"/>
      <text:h text:style-name="Heading_20_4" text:outline-level="4">ID: 201.2-Q009</text:h>
      <text:p text:style-name="Text_20_body"><text:span text:style-name="Strong_20_Emphasis">Pregunta:</text:span><text:line-break/>¿Cuál de las siguientes es una unidad válida en <text:span text:style-name="Source_20_Text">systemd</text:span>?</text:p>
      <text:p text:style-name="Text_20_body">A) rc.service<text:line-break/>B) .rcfile<text:line-break/>C) network.service<text:line-break/>D) sysvinit.unit<text:line-break/>E) system.unit</text:p>
      <text:p text:style-name="Horizontal_20_Line"/>
      <text:h text:style-name="Heading_20_4" text:outline-level="4">ID: 201.2-Q010</text:h>
      <text:p text:style-name="Text_20_body"><text:span text:style-name="Strong_20_Emphasis">Pregunta:</text:span><text:line-break/>¿Qué utilidad de <text:span text:style-name="Source_20_Text">systemd</text:span> permite ver los logs del sistema, incluyendo mensajes del arranque?</text:p>
      <text:p text:style-name="Text_20_body">A) dmesg<text:line-break/>B) syslog<text:line-break/>C) journalctl<text:line-break/>D) logread<text:line-break/>E) tail -f /var/log/messages</text:p>
      <text:h text:style-name="P2" text:outline-level="4">ID: 201.3-Q001</text:h>
      <text:p text:style-name="Text_20_body"><text:span text:style-name="Strong_20_Emphasis">Pregunta:</text:span><text:line-break/>¿Qué comando se utiliza para listar todos los módulos actualmente cargados en el kernel?</text:p>
      <text:p text:style-name="Text_20_body"><text:soft-page-break/>A) modprobe -l<text:line-break/>B) lsmod<text:line-break/>C) insmod --list<text:line-break/>D) modinfo<text:line-break/>E) kmod list</text:p>
      <text:p text:style-name="Horizontal_20_Line"/>
      <text:h text:style-name="Heading_20_4" text:outline-level="4">ID: 201.3-Q002</text:h>
      <text:p text:style-name="Text_20_body"><text:span text:style-name="Strong_20_Emphasis">Pregunta:</text:span><text:line-break/>¿Cuál es el propósito principal del comando <text:span text:style-name="Source_20_Text">modprobe</text:span>?</text:p>
      <text:p text:style-name="Text_20_body">A) Verificar errores en el arranque<text:line-break/>B) Cargar un módulo y sus dependencias automáticamente<text:line-break/>C) Mostrar información sobre los procesos en segundo plano<text:line-break/>D) Cambiar los parámetros del kernel en tiempo real<text:line-break/>E) Eliminar un módulo sin dependencias</text:p>
      <text:p text:style-name="Horizontal_20_Line"/>
      <text:h text:style-name="Heading_20_4" text:outline-level="4">ID: 201.3-Q003</text:h>
      <text:p text:style-name="Text_20_body"><text:span text:style-name="Strong_20_Emphasis">Pregunta:</text:span><text:line-break/>¿Dónde se almacena la configuración persistente de los módulos del kernel en la mayoría de distribuciones modernas?</text:p>
      <text:p text:style-name="Text_20_body">A) /etc/modules.conf<text:line-break/>B) /etc/modconfig<text:line-break/>C) /etc/modprobe.d/<text:line-break/>D) /proc/modules<text:line-break/>E) /sys/modules/</text:p>
      <text:p text:style-name="Horizontal_20_Line"/>
      <text:h text:style-name="Heading_20_4" text:outline-level="4">ID: 201.3-Q004</text:h>
      <text:p text:style-name="Text_20_body"><text:span text:style-name="Strong_20_Emphasis">Pregunta:</text:span><text:line-break/>¿Qué comando se utiliza para obtener información detallada sobre un módulo específico del kernel?</text:p>
      <text:p text:style-name="Text_20_body">A) showmod<text:line-break/>B) insmod -v<text:line-break/>C) modinfo<text:line-break/>D) kernelmod -i<text:line-break/>E) kdebug</text:p>
      <text:p text:style-name="Horizontal_20_Line"/>
      <text:h text:style-name="Heading_20_4" text:outline-level="4">ID: 201.3-Q005</text:h>
      <text:p text:style-name="Text_20_body"><text:span text:style-name="Strong_20_Emphasis">Pregunta:</text:span><text:line-break/>¿Cuál de los siguientes comandos puede utilizarse para eliminar un módulo del kernel?</text:p>
      <text:p text:style-name="Text_20_body"><text:soft-page-break/>A) removemod<text:line-break/>B) delmod<text:line-break/>C) rmmod<text:line-break/>D) unloadmod<text:line-break/>E) demod</text:p>
      <text:p text:style-name="Horizontal_20_Line"/>
      <text:h text:style-name="Heading_20_4" text:outline-level="4">ID: 201.3-Q006</text:h>
      <text:p text:style-name="Text_20_body"><text:span text:style-name="Strong_20_Emphasis">Pregunta:</text:span><text:line-break/>¿Qué archivo virtual permite ver los módulos cargados directamente desde el sistema de archivos?</text:p>
      <text:p text:style-name="Text_20_body">A) /sys/kernel/modules<text:line-break/>B) /etc/modules<text:line-break/>C) /boot/modules.list<text:line-break/>D) /proc/modules<text:line-break/>E) /dev/kmod</text:p>
      <text:p text:style-name="Horizontal_20_Line"/>
      <text:h text:style-name="Heading_20_4" text:outline-level="4">ID: 201.3-Q007</text:h>
      <text:p text:style-name="Text_20_body"><text:span text:style-name="Strong_20_Emphasis">Pregunta:</text:span><text:line-break/>¿Qué parámetro debe usarse con <text:span text:style-name="Source_20_Text">modprobe</text:span> para evitar que se cargue un módulo?</text:p>
      <text:p text:style-name="Text_20_body">A) blacklist<text:line-break/>B) blockload<text:line-break/>C) disable<text:line-break/>D) ignore<text:line-break/>E) reject</text:p>
      <text:p text:style-name="Horizontal_20_Line"/>
      <text:h text:style-name="Heading_20_4" text:outline-level="4">ID: 201.3-Q008</text:h>
      <text:p text:style-name="Text_20_body"><text:span text:style-name="Strong_20_Emphasis">Pregunta:</text:span><text:line-break/>¿Qué utilidad permite cargar un módulo de forma manual sin resolver dependencias?</text:p>
      <text:p text:style-name="Text_20_body">A) insmod<text:line-break/>B) modprobe<text:line-break/>C) kmod<text:line-break/>D) autoload<text:line-break/>E) sysmod</text:p>
      <text:p text:style-name="Horizontal_20_Line"/>
      <text:h text:style-name="Heading_20_4" text:outline-level="4">ID: 201.3-Q009</text:h>
      <text:p text:style-name="Text_20_body"><text:span text:style-name="Strong_20_Emphasis">Pregunta:</text:span><text:line-break/>¿Qué directorio contiene los módulos del kernel compilados en una distribución típica de Linux?</text:p>
      <text:p text:style-name="Text_20_body">A) /usr/lib/modules<text:line-break/>B) /var/lib/kmodules<text:line-break/><text:soft-page-break/>C) /lib/modules<text:line-break/>D) /etc/kernel.d/<text:line-break/>E) /boot/modules</text:p>
      <text:p text:style-name="Horizontal_20_Line"/>
      <text:h text:style-name="Heading_20_4" text:outline-level="4">ID: 201.3-Q010</text:h>
      <text:p text:style-name="Text_20_body"><text:span text:style-name="Strong_20_Emphasis">Pregunta:</text:span><text:line-break/>¿Qué archivo contiene información sobre los dispositivos detectados por el kernel al momento del arranque?</text:p>
      <text:p text:style-name="Text_20_body">A) /etc/kernel.log<text:line-break/>B) /proc/devices<text:line-break/>C) /boot/initrd.img<text:line-break/>D) /sys/devices/<text:line-break/>E) /var/log/dmesg</text:p>
      <text:h text:style-name="P2" text:outline-level="4">ID: 202-Q001</text:h>
      <text:p text:style-name="Text_20_body"><text:span text:style-name="Strong_20_Emphasis">Pregunta:</text:span><text:line-break/>¿Qué comando se utiliza para mostrar información detallada sobre los volúmenes lógicos en LVM?</text:p>
      <text:p text:style-name="Text_20_body">A) lvdisplay<text:line-break/>B) vgscan<text:line-break/>C) pvcreate<text:line-break/>D) lvcreate<text:line-break/>E) lvscan</text:p>
      <text:p text:style-name="Horizontal_20_Line"/>
      <text:h text:style-name="Heading_20_4" text:outline-level="4">ID: 202-Q002</text:h>
      <text:p text:style-name="Text_20_body"><text:span text:style-name="Strong_20_Emphasis">Pregunta:</text:span><text:line-break/>En LVM, ¿cuál es el término que describe la unidad física que almacena datos?</text:p>
      <text:p text:style-name="Text_20_body">A) Volumen lógico<text:line-break/>B) Volumen físico<text:line-break/>C) Grupo de volúmenes<text:line-break/>D) Snapshots<text:line-break/>E) Partición extendida</text:p>
      <text:p text:style-name="Horizontal_20_Line"/>
      <text:h text:style-name="Heading_20_4" text:outline-level="4">ID: 202-Q003</text:h>
      <text:p text:style-name="Text_20_body"><text:span text:style-name="Strong_20_Emphasis">Pregunta:</text:span><text:line-break/>¿Qué comando crea un grupo de volúmenes a partir de volúmenes físicos?</text:p>
      <text:p text:style-name="Text_20_body">A) vgcreate<text:line-break/>B) lvcreate<text:line-break/>C) pvcreate<text:line-break/>D) vgextend<text:line-break/>E) lvextend</text:p>
      <text:p text:style-name="Horizontal_20_Line"><text:soft-page-break/></text:p>
      <text:h text:style-name="Heading_20_4" text:outline-level="4">ID: 202-Q004</text:h>
      <text:p text:style-name="Text_20_body"><text:span text:style-name="Strong_20_Emphasis">Pregunta:</text:span><text:line-break/>¿Cómo se llama el sistema de archivos distribuido que permite montar varios discos como uno solo, con tolerancia a fallos?</text:p>
      <text:p text:style-name="Text_20_body">A) ZFS<text:line-break/>B) LVM<text:line-break/>C) RAID<text:line-break/>D) Btrfs<text:line-break/>E) Ext4</text:p>
      <text:p text:style-name="Horizontal_20_Line"/>
      <text:h text:style-name="Heading_20_4" text:outline-level="4">ID: 202-Q005</text:h>
      <text:p text:style-name="Text_20_body"><text:span text:style-name="Strong_20_Emphasis">Pregunta:</text:span><text:line-break/>¿Cuál es la función principal del comando <text:span text:style-name="Source_20_Text">mdadm</text:span> en Linux?</text:p>
      <text:p text:style-name="Text_20_body">A) Crear y administrar sistemas de archivos<text:line-break/>B) Monitorizar procesos de kernel<text:line-break/>C) Configurar arreglos RAID por software<text:line-break/>D) Configurar volúmenes LVM<text:line-break/>E) Montar dispositivos USB</text:p>
      <text:p text:style-name="Horizontal_20_Line"/>
      <text:h text:style-name="Heading_20_4" text:outline-level="4">ID: 202-Q006</text:h>
      <text:p text:style-name="Text_20_body"><text:span text:style-name="Strong_20_Emphasis">Pregunta:</text:span><text:line-break/>¿Cuál es el archivo principal de configuración para <text:span text:style-name="Source_20_Text">mdadm</text:span>?</text:p>
      <text:p text:style-name="Text_20_body">A) /etc/mdadm.conf<text:line-break/>B) /etc/md.conf<text:line-break/>C) /etc/raid.conf<text:line-break/>D) /etc/mdadm/mdadm.conf<text:line-break/>E) /etc/mdadm.conf.d/</text:p>
      <text:p text:style-name="Horizontal_20_Line"/>
      <text:h text:style-name="Heading_20_4" text:outline-level="4">ID: 202-Q007</text:h>
      <text:p text:style-name="Text_20_body"><text:span text:style-name="Strong_20_Emphasis">Pregunta:</text:span><text:line-break/>¿Qué comando se utiliza para crear un arreglo RAID 5 con 3 dispositivos?</text:p>
      <text:p text:style-name="Text_20_body">A) mdadm --create /dev/md0 --level=5 --raid-devices=3 /dev/sda /dev/sdb /dev/sdc<text:line-break/>B) raid --new --level=5 --devices=3 /dev/sda /dev/sdb /dev/sdc<text:line-break/>C) mdadm --build /dev/md0 --level=5 --devices=3 /dev/sda /dev/sdb /dev/sdc<text:line-break/>D) mdadm --assemble /dev/md0 --level=5 --raid-devices=3 /dev/sda /dev/sdb /dev/sdc<text:line-break/>E) raidctl --create /dev/md0 --level=5 --devices=3 /dev/sda /dev/sdb /dev/sdc</text:p>
      <text:p text:style-name="Horizontal_20_Line"/>
      <text:h text:style-name="Heading_20_4" text:outline-level="4"><text:soft-page-break/>ID: 202-Q008</text:h>
      <text:p text:style-name="Text_20_body"><text:span text:style-name="Strong_20_Emphasis">Pregunta:</text:span><text:line-break/>¿Qué comando permite verificar el estado actual de un arreglo RAID por software?</text:p>
      <text:p text:style-name="Text_20_body">A) mdadm --detail /dev/md0<text:line-break/>B) raidstat /dev/md0<text:line-break/>C) mdstat /dev/md0<text:line-break/>D) mdadm --status /dev/md0<text:line-break/>E) raidcheck /dev/md0</text:p>
      <text:p text:style-name="Horizontal_20_Line"/>
      <text:h text:style-name="Heading_20_4" text:outline-level="4">ID: 202-Q009</text:h>
      <text:p text:style-name="Text_20_body"><text:span text:style-name="Strong_20_Emphasis">Pregunta:</text:span><text:line-break/>¿Qué es un snapshot en LVM?</text:p>
      <text:p text:style-name="Text_20_body">A) Un respaldo completo del sistema<text:line-break/>B) Un volumen lógico temporal que representa el estado en un momento dado<text:line-break/>C) Un tipo de sistema de archivos distribuido<text:line-break/>D) Un comando para listar volúmenes<text:line-break/>E) Una partición extendida</text:p>
      <text:p text:style-name="Horizontal_20_Line"/>
      <text:h text:style-name="Heading_20_4" text:outline-level="4">ID: 202-Q010</text:h>
      <text:p text:style-name="Text_20_body"><text:span text:style-name="Strong_20_Emphasis">Pregunta:</text:span><text:line-break/>¿Cuál es el comando para extender el tamaño de un volumen lógico en LVM?</text:p>
      <text:p text:style-name="Text_20_body">A) lvextend<text:line-break/>B) vgextend<text:line-break/>C) pvextend<text:line-break/>D) lvresize<text:line-break/>E) lvgrow</text:p>
      <text:h text:style-name="P2" text:outline-level="4">ID: 203-Q001</text:h>
      <text:p text:style-name="Text_20_body"><text:span text:style-name="Strong_20_Emphasis">Pregunta:</text:span><text:line-break/>¿Qué archivo contiene la configuración estática de interfaces de red en la mayoría de las distribuciones basadas en Debian?</text:p>
      <text:p text:style-name="Text_20_body">A) /etc/sysconfig/network-scripts/ifcfg-eth0<text:line-break/>B) /etc/network/interfaces<text:line-break/>C) /etc/netplan/config.yaml<text:line-break/>D) /etc/network.d/eth0.cfg<text:line-break/>E) /etc/hosts</text:p>
      <text:p text:style-name="Horizontal_20_Line"/>
      <text:h text:style-name="Heading_20_4" text:outline-level="4"><text:soft-page-break/>ID: 203-Q002</text:h>
      <text:p text:style-name="Text_20_body"><text:span text:style-name="Strong_20_Emphasis">Pregunta:</text:span><text:line-break/>¿Cuál es la función del comando <text:span text:style-name="Source_20_Text">ip addr</text:span>?</text:p>
      <text:p text:style-name="Text_20_body">A) Mostrar la tabla de rutas<text:line-break/>B) Configurar una dirección IP en una interfaz<text:line-break/>C) Mostrar direcciones IP asignadas a interfaces de red<text:line-break/>D) Mostrar las conexiones activas<text:line-break/>E) Reiniciar servicios de red</text:p>
      <text:p text:style-name="Horizontal_20_Line"/>
      <text:h text:style-name="Heading_20_4" text:outline-level="4">ID: 203-Q003</text:h>
      <text:p text:style-name="Text_20_body"><text:span text:style-name="Strong_20_Emphasis">Pregunta:</text:span><text:line-break/>¿Qué protocolo se utiliza para asignar automáticamente direcciones IP en una red?</text:p>
      <text:p text:style-name="Text_20_body">A) FTP<text:line-break/>B) DHCP<text:line-break/>C) DNS<text:line-break/>D) NTP<text:line-break/>E) SMTP</text:p>
      <text:p text:style-name="Horizontal_20_Line"/>
      <text:h text:style-name="Heading_20_4" text:outline-level="4">ID: 203-Q004</text:h>
      <text:p text:style-name="Text_20_body"><text:span text:style-name="Strong_20_Emphasis">Pregunta:</text:span><text:line-break/>¿Qué comando muestra la tabla de rutas IP en Linux?</text:p>
      <text:p text:style-name="Text_20_body">A) route<text:line-break/>B) ip route show<text:line-break/>C) netstat -r<text:line-break/>D) traceroute<text:line-break/>E) A, B y C son correctos</text:p>
      <text:p text:style-name="Horizontal_20_Line"/>
      <text:h text:style-name="Heading_20_4" text:outline-level="4">ID: 203-Q005</text:h>
      <text:p text:style-name="Text_20_body"><text:span text:style-name="Strong_20_Emphasis">Pregunta:</text:span><text:line-break/>¿Cuál es el propósito del archivo <text:span text:style-name="Source_20_Text">/etc/resolv.conf</text:span>?</text:p>
      <text:p text:style-name="Text_20_body">A) Configurar direcciones IP estáticas<text:line-break/>B) Definir los servidores DNS para resolución de nombres<text:line-break/>C) Configurar el gateway predeterminado<text:line-break/>D) Almacenar la configuración del firewall<text:line-break/>E) Definir interfaces de red activas</text:p>
      <text:p text:style-name="Horizontal_20_Line"/>
      <text:h text:style-name="Heading_20_4" text:outline-level="4"><text:soft-page-break/>ID: 203-Q006</text:h>
      <text:p text:style-name="Text_20_body"><text:span text:style-name="Strong_20_Emphasis">Pregunta:</text:span><text:line-break/>¿Qué herramienta permite realizar pruebas de conectividad enviando paquetes ICMP?</text:p>
      <text:p text:style-name="Text_20_body">A) ping<text:line-break/>B) traceroute<text:line-break/>C) netstat<text:line-break/>D) ifconfig<text:line-break/>E) arp</text:p>
      <text:p text:style-name="Horizontal_20_Line"/>
      <text:h text:style-name="Heading_20_4" text:outline-level="4">ID: 203-Q007</text:h>
      <text:p text:style-name="Text_20_body"><text:span text:style-name="Strong_20_Emphasis">Pregunta:</text:span><text:line-break/>¿Qué utilidad se usa para capturar y analizar tráfico de red en tiempo real?</text:p>
      <text:p text:style-name="Text_20_body">A) tcpdump<text:line-break/>B) netstat<text:line-break/>C) nmap<text:line-break/>D) iperf<text:line-break/>E) nslookup</text:p>
      <text:p text:style-name="Horizontal_20_Line"/>
      <text:h text:style-name="Heading_20_4" text:outline-level="4">ID: 203-Q008</text:h>
      <text:p text:style-name="Text_20_body"><text:span text:style-name="Strong_20_Emphasis">Pregunta:</text:span><text:line-break/>¿Qué comando configura una ruta estática temporal en Linux?</text:p>
      <text:p text:style-name="Text_20_body">A) ip route add 192.168.1.0/24 via 10.0.0.1<text:line-break/>B) route add default gw 10.0.0.1<text:line-break/>C) ip route replace 192.168.1.0/24 via 10.0.0.1<text:line-break/>D) Todas las anteriores pueden usarse para rutas temporales<text:line-break/>E) Ninguna de las anteriores</text:p>
      <text:p text:style-name="Horizontal_20_Line"/>
      <text:h text:style-name="Heading_20_4" text:outline-level="4">ID: 203-Q009</text:h>
      <text:p text:style-name="Text_20_body"><text:span text:style-name="Strong_20_Emphasis">Pregunta:</text:span><text:line-break/>¿Qué comando permite mostrar las conexiones TCP y UDP activas en el sistema?</text:p>
      <text:p text:style-name="Text_20_body">A) netstat -tuln<text:line-break/>B) ip conn show<text:line-break/>C) ifconfig<text:line-break/>D) ss -tuln<text:line-break/>E) A y D son correctas</text:p>
      <text:p text:style-name="Horizontal_20_Line"/>
      <text:h text:style-name="Heading_20_4" text:outline-level="4"><text:soft-page-break/>ID: 203-Q010</text:h>
      <text:p text:style-name="Text_20_body"><text:span text:style-name="Strong_20_Emphasis">Pregunta:</text:span><text:line-break/>¿Cuál es el propósito principal del comando <text:span text:style-name="Source_20_Text">iptables</text:span>?</text:p>
      <text:p text:style-name="Text_20_body">A) Configurar reglas de firewall en Linux<text:line-break/>B) Mostrar estadísticas de red<text:line-break/>C) Administrar direcciones IP<text:line-break/>D) Configurar el servidor DHCP<text:line-break/>E) Montar sistemas de archivos remotos</text:p>
      <text:h text:style-name="P2" text:outline-level="4">ID: 204-Q001</text:h>
      <text:p text:style-name="Text_20_body"><text:span text:style-name="Strong_20_Emphasis">Pregunta:</text:span><text:line-break/>¿Cuál es el propósito principal del archivo <text:span text:style-name="Source_20_Text">/etc/fstab</text:span>?</text:p>
      <text:p text:style-name="Text_20_body">A) Definir los dispositivos y puntos de montaje para sistemas de archivos al iniciar<text:line-break/>B) Configurar usuarios y permisos<text:line-break/>C) Almacenar contraseñas de usuarios<text:line-break/>D) Configurar la red<text:line-break/>E) Registrar logs del sistema</text:p>
      <text:p text:style-name="Horizontal_20_Line"/>
      <text:h text:style-name="Heading_20_4" text:outline-level="4">ID: 204-Q002</text:h>
      <text:p text:style-name="Text_20_body"><text:span text:style-name="Strong_20_Emphasis">Pregunta:</text:span><text:line-break/>¿Qué comando se usa para mostrar y modificar las prioridades de ejecución de procesos?</text:p>
      <text:p text:style-name="Text_20_body">A) ps<text:line-break/>B) renice<text:line-break/>C) top<text:line-break/>D) nice<text:line-break/>E) kill</text:p>
      <text:p text:style-name="Horizontal_20_Line"/>
      <text:h text:style-name="Heading_20_4" text:outline-level="4">ID: 204-Q003</text:h>
      <text:p text:style-name="Text_20_body"><text:span text:style-name="Strong_20_Emphasis">Pregunta:</text:span><text:line-break/>¿Cuál es el sistema de inicio más común en distribuciones Linux modernas?</text:p>
      <text:p text:style-name="Text_20_body">A) SysVinit<text:line-break/>B) Upstart<text:line-break/>C) systemd<text:line-break/>D) OpenRC<text:line-break/>E) launchd</text:p>
      <text:p text:style-name="Horizontal_20_Line"/>
      <text:h text:style-name="Heading_20_4" text:outline-level="4">ID: 204-Q004</text:h>
      <text:p text:style-name="Text_20_body"><text:span text:style-name="Strong_20_Emphasis">Pregunta:</text:span><text:line-break/>¿Qué archivo se utiliza para definir dependencias y parámetros de servicios en systemd?</text:p>
      <text:p text:style-name="Text_20_body"><text:soft-page-break/>A) /etc/systemd/system/*.service<text:line-break/>B) /etc/init.d/<text:line-break/>C) /etc/rc.local<text:line-break/>D) /etc/sysconfig/<text:line-break/>E) /etc/services</text:p>
      <text:p text:style-name="Horizontal_20_Line"/>
      <text:h text:style-name="Heading_20_4" text:outline-level="4">ID: 204-Q005</text:h>
      <text:p text:style-name="Text_20_body"><text:span text:style-name="Strong_20_Emphasis">Pregunta:</text:span><text:line-break/>¿Qué comando permite habilitar un servicio para que arranque automáticamente con systemd?</text:p>
      <text:p text:style-name="Text_20_body">A) systemctl start servicio<text:line-break/>B) systemctl enable servicio<text:line-break/>C) systemctl restart servicio<text:line-break/>D) service enable servicio<text:line-break/>E) chkconfig servicio on</text:p>
      <text:p text:style-name="Horizontal_20_Line"/>
      <text:h text:style-name="Heading_20_4" text:outline-level="4">ID: 204-Q006</text:h>
      <text:p text:style-name="Text_20_body"><text:span text:style-name="Strong_20_Emphasis">Pregunta:</text:span><text:line-break/>¿Qué herramienta se usa para ver el uso de memoria y CPU de los procesos en tiempo real?</text:p>
      <text:p text:style-name="Text_20_body">A) ps<text:line-break/>B) top<text:line-break/>C) vmstat<text:line-break/>D) free<text:line-break/>E) iostat</text:p>
      <text:p text:style-name="Horizontal_20_Line"/>
      <text:h text:style-name="Heading_20_4" text:outline-level="4">ID: 204-Q007</text:h>
      <text:p text:style-name="Text_20_body"><text:span text:style-name="Strong_20_Emphasis">Pregunta:</text:span><text:line-break/>¿Qué comando permite cambiar el nivel de ejecución (runlevel) en sistemas SysVinit?</text:p>
      <text:p text:style-name="Text_20_body">A) systemctl isolate<text:line-break/>B) init<text:line-break/>C) runlevel<text:line-break/>D) telinit<text:line-break/>E) Both B and D</text:p>
      <text:p text:style-name="Horizontal_20_Line"/>
      <text:h text:style-name="Heading_20_4" text:outline-level="4">ID: 204-Q008</text:h>
      <text:p text:style-name="Text_20_body"><text:span text:style-name="Strong_20_Emphasis">Pregunta:</text:span><text:line-break/>¿Cuál es el archivo de configuración principal para el cargador de arranque GRUB2?</text:p>
      <text:p text:style-name="Text_20_body">A) /boot/grub/grub.cfg<text:line-break/>B) /etc/grub.conf<text:line-break/><text:soft-page-break/>C) /etc/default/grub<text:line-break/>D) /boot/grub/menu.lst<text:line-break/>E) /etc/lilo.conf</text:p>
      <text:h text:style-name="P2" text:outline-level="4">ID: 205-Q001</text:h>
      <text:p text:style-name="Text_20_body"><text:span text:style-name="Strong_20_Emphasis">Pregunta:</text:span><text:line-break/>¿Qué comando se usa para revisar los últimos mensajes del sistema en tiempo real?</text:p>
      <text:p text:style-name="Text_20_body">A) dmesg<text:line-break/>B) tail -f /var/log/syslog<text:line-break/>C) journalctl -f<text:line-break/>D) less /var/log/messages<text:line-break/>E) systemctl status</text:p>
      <text:p text:style-name="Horizontal_20_Line"/>
      <text:h text:style-name="Heading_20_4" text:outline-level="4">ID: 205-Q002</text:h>
      <text:p text:style-name="Text_20_body"><text:span text:style-name="Strong_20_Emphasis">Pregunta:</text:span><text:line-break/>¿Cuál es la utilidad para comprobar la integridad de un sistema de archivos ext4?</text:p>
      <text:p text:style-name="Text_20_body">A) fsck<text:line-break/>B) tune2fs<text:line-break/>C) mount<text:line-break/>D) blkid<text:line-break/>E) mkfs.ext4</text:p>
      <text:p text:style-name="Horizontal_20_Line"/>
      <text:h text:style-name="Heading_20_4" text:outline-level="4">ID: 205-Q003</text:h>
      <text:p text:style-name="Text_20_body"><text:span text:style-name="Strong_20_Emphasis">Pregunta:</text:span><text:line-break/>¿Qué archivo registra los eventos del demonio systemd?</text:p>
      <text:p text:style-name="Text_20_body">A) /var/log/messages<text:line-break/>B) /var/log/syslog<text:line-break/>C) journalctl<text:line-break/>D) /etc/systemd/system.log<text:line-break/>E) /var/log/journal</text:p>
      <text:p text:style-name="Horizontal_20_Line"/>
      <text:h text:style-name="Heading_20_4" text:outline-level="4">ID: 205-Q004</text:h>
      <text:p text:style-name="Text_20_body"><text:span text:style-name="Strong_20_Emphasis">Pregunta:</text:span><text:line-break/>¿Qué comando permite verificar la conectividad a un host remoto y mostrar la ruta que siguen los paquetes?</text:p>
      <text:p text:style-name="Text_20_body">A) ping<text:line-break/>B) traceroute<text:line-break/>C) netstat<text:line-break/>D) ifconfig<text:line-break/>E) route</text:p>
      <text:p text:style-name="Horizontal_20_Line"><text:soft-page-break/></text:p>
      <text:h text:style-name="Heading_20_4" text:outline-level="4">ID: 205-Q005</text:h>
      <text:p text:style-name="Text_20_body"><text:span text:style-name="Strong_20_Emphasis">Pregunta:</text:span><text:line-break/>¿Qué herramienta es útil para monitorizar el uso de disco en tiempo real?</text:p>
      <text:p text:style-name="Text_20_body">A) iostat<text:line-break/>B) df<text:line-break/>C) du<text:line-break/>D) top<text:line-break/>E) free</text:p>
      <text:p text:style-name="Horizontal_20_Line"/>
      <text:h text:style-name="Heading_20_4" text:outline-level="4">ID: 205-Q006</text:h>
      <text:p text:style-name="Text_20_body"><text:span text:style-name="Strong_20_Emphasis">Pregunta:</text:span><text:line-break/>¿Qué archivo contiene información de configuración para el registro de logs en syslog?</text:p>
      <text:p text:style-name="Text_20_body">A) /etc/rsyslog.conf<text:line-break/>B) /var/log/syslog.conf<text:line-break/>C) /etc/syslog.conf<text:line-break/>D) /etc/logrotate.conf<text:line-break/>E) /etc/syslogd.conf</text:p>
      <text:p text:style-name="Horizontal_20_Line"/>
      <text:h text:style-name="Heading_20_4" text:outline-level="4">ID: 205-Q007</text:h>
      <text:p text:style-name="Text_20_body"><text:span text:style-name="Strong_20_Emphasis">Pregunta:</text:span><text:line-break/>¿Qué comando puede detener un proceso que está consumiendo muchos recursos?</text:p>
      <text:p text:style-name="Text_20_body">A) kill<text:line-break/>B) ps<text:line-break/>C) top<text:line-break/>D) renice<text:line-break/>E) nice</text:p>
      <text:h text:style-name="P2" text:outline-level="4">ID: 206-Q001</text:h>
      <text:p text:style-name="Text_20_body"><text:span text:style-name="Strong_20_Emphasis">Pregunta:</text:span><text:line-break/>¿Qué archivo se utiliza para definir las políticas de contraseñas en sistemas que usan PAM?</text:p>
      <text:p text:style-name="Text_20_body">A) /etc/pam.d/common-password<text:line-break/>B) /etc/shadow<text:line-break/>C) /etc/login.defs<text:line-break/>D) /etc/security/limits.conf<text:line-break/>E) /etc/passwd</text:p>
      <text:p text:style-name="Horizontal_20_Line"/>
      <text:h text:style-name="Heading_20_4" text:outline-level="4"><text:soft-page-break/>ID: 206-Q002</text:h>
      <text:p text:style-name="Text_20_body"><text:span text:style-name="Strong_20_Emphasis">Pregunta:</text:span><text:line-break/>¿Cuál de las siguientes opciones representa una herramienta para analizar la seguridad del sistema?</text:p>
      <text:p text:style-name="Text_20_body">A) auditd<text:line-break/>B) lsof<text:line-break/>C) netstat<text:line-break/>D) ssh<text:line-break/>E) telnet</text:p>
      <text:p text:style-name="Horizontal_20_Line"/>
      <text:h text:style-name="Heading_20_4" text:outline-level="4">ID: 206-Q003</text:h>
      <text:p text:style-name="Text_20_body"><text:span text:style-name="Strong_20_Emphasis">Pregunta:</text:span><text:line-break/>¿Qué comando permite ver los intentos de inicio de sesión fallidos?</text:p>
      <text:p text:style-name="Text_20_body">A) journalctl -xe<text:line-break/>B) faillog<text:line-break/>C) lastb<text:line-break/>D) dmesg<text:line-break/>E) who</text:p>
      <text:p text:style-name="Horizontal_20_Line"/>
      <text:h text:style-name="Heading_20_4" text:outline-level="4">ID: 206-Q004</text:h>
      <text:p text:style-name="Text_20_body"><text:span text:style-name="Strong_20_Emphasis">Pregunta:</text:span><text:line-break/>¿Qué archivo controla el acceso a servicios mediante TCP Wrappers?</text:p>
      <text:p text:style-name="Text_20_body">A) /etc/hosts.deny<text:line-break/>B) /etc/shadow<text:line-break/>C) /etc/pam.d/<text:line-break/>D) /etc/sysctl.conf<text:line-break/>E) /etc/firewalld/zones/</text:p>
      <text:p text:style-name="Horizontal_20_Line"/>
      <text:h text:style-name="Heading_20_4" text:outline-level="4">ID: 206-Q005</text:h>
      <text:p text:style-name="Text_20_body"><text:span text:style-name="Strong_20_Emphasis">Pregunta:</text:span><text:line-break/>¿Qué opción de <text:span text:style-name="Source_20_Text">chmod</text:span> permite asignar el bit SUID a un archivo?</text:p>
      <text:p text:style-name="Text_20_body">A) +s<text:line-break/>B) +x<text:line-break/>C) 777<text:line-break/>D) +t<text:line-break/>E) +r</text:p>
      <text:h text:style-name="P2" text:outline-level="4">ID: 207-Q001</text:h>
      <text:p text:style-name="Text_20_body"><text:span text:style-name="Strong_20_Emphasis">Pregunta:</text:span><text:line-break/>¿Qué puerto estándar utiliza el servicio LDAP no cifrado?</text:p>
      <text:p text:style-name="Text_20_body"><text:soft-page-break/>A) 389<text:line-break/>B) 636<text:line-break/>C) 3268<text:line-break/>D) 88<text:line-break/>E) 5432</text:p>
      <text:p text:style-name="Horizontal_20_Line"/>
      <text:h text:style-name="Heading_20_4" text:outline-level="4">ID: 207-Q002</text:h>
      <text:p text:style-name="Text_20_body"><text:span text:style-name="Strong_20_Emphasis">Pregunta:</text:span><text:line-break/>¿Qué comando permite consultar una entrada en LDAP desde la consola?</text:p>
      <text:p text:style-name="Text_20_body">A) ldapsearch<text:line-break/>B) ldapget<text:line-break/>C) ldapquery<text:line-break/>D) ldappasswd<text:line-break/>E) ldapadd</text:p>
      <text:p text:style-name="Horizontal_20_Line"/>
      <text:h text:style-name="Heading_20_4" text:outline-level="4">ID: 207-Q003</text:h>
      <text:p text:style-name="Text_20_body"><text:span text:style-name="Strong_20_Emphasis">Pregunta:</text:span><text:line-break/>¿Cuál es la sintaxis básica para buscar todos los usuarios cuyo uid es "jdoe"?</text:p>
      <text:p text:style-name="Text_20_body">A) ldapsearch -x "(uid=jdoe)"<text:line-break/>B) ldapsearch -D "uid=jdoe"<text:line-break/>C) ldapsearch -h ldap://server -b "uid=jdoe"<text:line-break/>D) ldapsearch -f "(uid=jdoe)"<text:line-break/>E) ldapsearch -p "(uid=jdoe)"</text:p>
      <text:p text:style-name="Horizontal_20_Line"/>
      <text:h text:style-name="Heading_20_4" text:outline-level="4">ID: 207-Q004</text:h>
      <text:p text:style-name="Text_20_body"><text:span text:style-name="Strong_20_Emphasis">Pregunta:</text:span><text:line-break/>¿Qué archivo generalmente contiene la configuración del cliente LDAP?</text:p>
      <text:p text:style-name="Text_20_body">A) /etc/ldap/ldap.conf<text:line-break/>B) /etc/openldap/client.conf<text:line-break/>C) /etc/ldap.conf<text:line-break/>D) /etc/ldap/servers.conf<text:line-break/>E) /etc/openldap/ldap.conf</text:p>
      <text:p text:style-name="Horizontal_20_Line"/>
      <text:h text:style-name="Heading_20_4" text:outline-level="4">ID: 207-Q005</text:h>
      <text:p text:style-name="Text_20_body"><text:span text:style-name="Strong_20_Emphasis">Pregunta:</text:span><text:line-break/>¿Qué comando permite añadir una entrada al directorio LDAP usando un archivo LDIF?</text:p>
      <text:p text:style-name="Text_20_body">A) ldapsearch -f archivo.ldif<text:line-break/>B) ldapadd -f archivo.ldif<text:line-break/><text:soft-page-break/>C) ldapmodify -f archivo.ldif<text:line-break/>D) ldapimport archivo.ldif<text:line-break/>E) ldifadd archivo.ldif</text:p>
      <text:p text:style-name="Horizontal_20_Line"/>
      <text:h text:style-name="Heading_20_4" text:outline-level="4">ID: 207-Q006</text:h>
      <text:p text:style-name="Text_20_body"><text:span text:style-name="Strong_20_Emphasis">Pregunta:</text:span><text:line-break/>¿Cuál es el atributo LDAP que almacena el nombre completo del usuario?</text:p>
      <text:p text:style-name="Text_20_body">A) uid<text:line-break/>B) cn<text:line-break/>C) sn<text:line-break/>D) givenName<text:line-break/>E) displayName</text:p>
      <text:p text:style-name="Horizontal_20_Line"/>
      <text:h text:style-name="Heading_20_4" text:outline-level="4">ID: 207-Q007</text:h>
      <text:p text:style-name="Text_20_body"><text:span text:style-name="Strong_20_Emphasis">Pregunta:</text:span><text:line-break/>¿Qué tipo de cifrado SSL se usa para comunicaciones LDAP seguras en el puerto 636?</text:p>
      <text:p text:style-name="Text_20_body">A) STARTTLS<text:line-break/>B) LDAPS<text:line-break/>C) TLS-SASL<text:line-break/>D) SSLv2<text:line-break/>E) GSSAPI</text:p>
      <text:p text:style-name="Horizontal_20_Line"/>
      <text:h text:style-name="Heading_20_4" text:outline-level="4">ID: 207-Q008</text:h>
      <text:p text:style-name="Text_20_body"><text:span text:style-name="Strong_20_Emphasis">Pregunta:</text:span><text:line-break/>¿Qué paquete proporciona el servidor LDAP OpenLDAP en una distro típica?</text:p>
      <text:p text:style-name="Text_20_body">A) openldap-client<text:line-break/>B) slapd<text:line-break/>C) ldap-utils<text:line-break/>D) ldap-server<text:line-break/>E) ldap-openldap</text:p>
      <text:h text:style-name="P2" text:outline-level="4">ID: 208-Q001</text:h>
      <text:p text:style-name="Text_20_body"><text:span text:style-name="Strong_20_Emphasis">Pregunta:</text:span><text:line-break/>¿Cuál es el archivo principal de configuración del servidor NFS?</text:p>
      <text:p text:style-name="Text_20_body">A) /etc/exports<text:line-break/>B) /etc/nfs.conf<text:line-break/>C) /etc/nfsd.conf<text:line-break/>D) /etc/fstab<text:line-break/>E) /etc/exports.d/exports.conf</text:p>
      <text:p text:style-name="Horizontal_20_Line"/>
      <text:h text:style-name="Heading_20_4" text:outline-level="4"><text:soft-page-break/>ID: 208-Q002</text:h>
      <text:p text:style-name="Text_20_body"><text:span text:style-name="Strong_20_Emphasis">Pregunta:</text:span><text:line-break/>¿Qué opción en <text:span text:style-name="Source_20_Text">/etc/exports</text:span> permite que un directorio se exporte de forma de solo lectura?</text:p>
      <text:p text:style-name="Text_20_body">A) ro<text:line-break/>B) readonly<text:line-break/>C) r--<text:line-break/>D) no_write<text:line-break/>E) norw</text:p>
      <text:p text:style-name="Horizontal_20_Line"/>
      <text:h text:style-name="Heading_20_4" text:outline-level="4">ID: 208-Q003</text:h>
      <text:p text:style-name="Text_20_body"><text:span text:style-name="Strong_20_Emphasis">Pregunta:</text:span><text:line-break/>¿Cuál de los siguientes comandos monta un recurso NFS?</text:p>
      <text:p text:style-name="Text_20_body">A) mount -t nfs servidor:/ruta /mnt/punto<text:line-break/>B) mount-nfs /ruta /mnt/punto<text:line-break/>C) mountnfs servidor ruta<text:line-break/>D) nfs-mount /mnt/punto servidor:/ruta<text:line-break/>E) mount -nfs servidor ruta /mnt/punto</text:p>
      <text:p text:style-name="Horizontal_20_Line"/>
      <text:h text:style-name="Heading_20_4" text:outline-level="4">ID: 208-Q004</text:h>
      <text:p text:style-name="Text_20_body"><text:span text:style-name="Strong_20_Emphasis">Pregunta:</text:span><text:line-break/>¿Qué servicio debe estar activo para que NFSv4 funcione correctamente?</text:p>
      <text:p text:style-name="Text_20_body">A) nfs-server<text:line-break/>B) rpcbind<text:line-break/>C) portmap<text:line-break/>D) nfsd<text:line-break/>E) lockd</text:p>
      <text:p text:style-name="Horizontal_20_Line"/>
      <text:h text:style-name="Heading_20_4" text:outline-level="4">ID: 208-Q005</text:h>
      <text:p text:style-name="Text_20_body"><text:span text:style-name="Strong_20_Emphasis">Pregunta:</text:span><text:line-break/>En el contexto de Samba, ¿qué archivo contiene la configuración principal?</text:p>
      <text:p text:style-name="Text_20_body">A) /etc/samba/smb.conf<text:line-break/>B) /etc/smb/samba.conf<text:line-break/>C) /etc/samba.conf<text:line-break/>D) /usr/local/etc/smb.conf<text:line-break/>E) /etc/smbusers</text:p>
      <text:p text:style-name="Horizontal_20_Line"/>
      <text:h text:style-name="Heading_20_4" text:outline-level="4"><text:soft-page-break/>ID: 208-Q006</text:h>
      <text:p text:style-name="Text_20_body"><text:span text:style-name="Strong_20_Emphasis">Pregunta:</text:span><text:line-break/>¿Cuál de las siguientes herramientas se utiliza para agregar un usuario de Samba?</text:p>
      <text:p text:style-name="Text_20_body">A) smbpasswd -a<text:line-break/>B) samba-adduser<text:line-break/>C) adduser --smb<text:line-break/>D) net usershare add<text:line-break/>E) smbadduser</text:p>
      <text:p text:style-name="Horizontal_20_Line"/>
      <text:h text:style-name="Heading_20_4" text:outline-level="4">ID: 208-Q007</text:h>
      <text:p text:style-name="Text_20_body"><text:span text:style-name="Strong_20_Emphasis">Pregunta:</text:span><text:line-break/>¿Qué opción de configuración en <text:span text:style-name="Source_20_Text">smb.conf</text:span> define el nombre del grupo de trabajo de Windows?</text:p>
      <text:p text:style-name="Text_20_body">A) workgroup<text:line-break/>B) domain<text:line-break/>C) groupname<text:line-break/>D) netbiosname<text:line-break/>E) netgroup</text:p>
      <text:p text:style-name="Horizontal_20_Line"/>
      <text:h text:style-name="Heading_20_4" text:outline-level="4">ID: 208-Q008</text:h>
      <text:p text:style-name="Text_20_body"><text:span text:style-name="Strong_20_Emphasis">Pregunta:</text:span><text:line-break/>¿Qué comando permite probar la validez del archivo smb.conf?</text:p>
      <text:p text:style-name="Text_20_body">A) testparm<text:line-break/>B) smbd-check<text:line-break/>C) samba-verify<text:line-break/>D) checksmb<text:line-break/>E) net checkconf</text:p>
      <text:p text:style-name="Horizontal_20_Line"/>
      <text:h text:style-name="Heading_20_4" text:outline-level="4">ID: 208-Q009</text:h>
      <text:p text:style-name="Text_20_body"><text:span text:style-name="Strong_20_Emphasis">Pregunta:</text:span><text:line-break/>¿Qué comando permite ver los recursos compartidos de un servidor Samba desde otro equipo?</text:p>
      <text:p text:style-name="Text_20_body">A) smbclient -L servidor<text:line-break/>B) smbbrowse servidor<text:line-break/>C) samba -list servidor<text:line-break/>D) net view servidor<text:line-break/>E) smbstatus servidor</text:p>
      <text:p text:style-name="Horizontal_20_Line"/>
      <text:h text:style-name="Heading_20_4" text:outline-level="4"><text:soft-page-break/>ID: 208-Q010</text:h>
      <text:p text:style-name="Text_20_body"><text:span text:style-name="Strong_20_Emphasis">Pregunta:</text:span><text:line-break/>¿Qué opción de configuración en <text:span text:style-name="Source_20_Text">smb.conf</text:span> haría que una carpeta compartida sea visible pero no accesible sin contraseña?</text:p>
      <text:p text:style-name="Text_20_body">A) public = no<text:line-break/>B) guest ok = no<text:line-break/>C) browseable = yes<text:line-break/>D) read only = yes<text:line-break/>E) valid users = @grupo</text:p>
      <text:h text:style-name="P1" text:outline-level="3">209.1 – Samba Server Configuration (5 puntos)</text:h>
      <text:h text:style-name="Heading_20_4" text:outline-level="4">ID: 209-Q001</text:h>
      <text:p text:style-name="Text_20_body"><text:span text:style-name="Strong_20_Emphasis">Pregunta:</text:span><text:line-break/>¿Qué comando se utiliza para integrar un servidor Samba como miembro de un dominio Active Directory?</text:p>
      <text:p text:style-name="Text_20_body">A) smbpasswd -j<text:line-break/>B) net join ads<text:line-break/>C) samba-tool join<text:line-break/>D) wbinfo --join<text:line-break/>E) net ads join</text:p>
      <text:p text:style-name="Horizontal_20_Line"/>
      <text:h text:style-name="Heading_20_4" text:outline-level="4">ID: 209-Q002</text:h>
      <text:p text:style-name="Text_20_body"><text:span text:style-name="Strong_20_Emphasis">Pregunta:</text:span><text:line-break/>¿En qué sección de <text:span text:style-name="Source_20_Text">smb.conf</text:span> se configura un recurso compartido?</text:p>
      <text:p text:style-name="Text_20_body">A) [global]<text:line-break/>B) [share]<text:line-break/>C) [printers]<text:line-break/>D) [homes]<text:line-break/>E) [files]</text:p>
      <text:p text:style-name="Horizontal_20_Line"/>
      <text:h text:style-name="Heading_20_4" text:outline-level="4">ID: 209-Q003</text:h>
      <text:p text:style-name="Text_20_body"><text:span text:style-name="Strong_20_Emphasis">Pregunta:</text:span><text:line-break/>¿Qué parámetro se usa para permitir acceso anónimo a un recurso en Samba?</text:p>
      <text:p text:style-name="Text_20_body">A) guest ok = yes<text:line-break/>B) anonymous access = yes<text:line-break/>C) allow unknown = yes<text:line-break/>D) public = yes<text:line-break/>E) anon users = yes</text:p>
      <text:p text:style-name="Horizontal_20_Line"/>
      <text:h text:style-name="Heading_20_4" text:outline-level="4"><text:soft-page-break/>ID: 209-Q004</text:h>
      <text:p text:style-name="Text_20_body"><text:span text:style-name="Strong_20_Emphasis">Pregunta:</text:span><text:line-break/>¿Qué formato de contraseña utiliza Samba si se integra con Active Directory?</text:p>
      <text:p text:style-name="Text_20_body">A) LM<text:line-break/>B) NTLMv2<text:line-break/>C) MD5<text:line-break/>D) SHA1<text:line-break/>E) Cleartext</text:p>
      <text:p text:style-name="Horizontal_20_Line"/>
      <text:h text:style-name="Heading_20_4" text:outline-level="4">ID: 209-Q005</text:h>
      <text:p text:style-name="Text_20_body"><text:span text:style-name="Strong_20_Emphasis">Pregunta:</text:span><text:line-break/>¿Qué comando reinicia el servicio Samba en sistemas con systemd?</text:p>
      <text:p text:style-name="Text_20_body">A) systemctl restart smbd<text:line-break/>B) service samba restart<text:line-break/>C) samba restart<text:line-break/>D) systemctl restart samba<text:line-break/>E) service smbd samba</text:p>
      <text:p text:style-name="Horizontal_20_Line"/>
      <text:h text:style-name="Heading_20_4" text:outline-level="4">ID: 209-Q006</text:h>
      <text:p text:style-name="Text_20_body"><text:span text:style-name="Strong_20_Emphasis">Pregunta:</text:span><text:line-break/>¿Qué herramienta permite listar los usuarios válidos para un recurso compartido?</text:p>
      <text:p text:style-name="Text_20_body">A) pdbedit -L<text:line-break/>B) smbstatus<text:line-break/>C) getent smbpasswd<text:line-break/>D) lw-listusers<text:line-break/>E) samba-tool user list</text:p>
      <text:p text:style-name="Horizontal_20_Line"/>
      <text:h text:style-name="Heading_20_4" text:outline-level="4">ID: 209-Q007</text:h>
      <text:p text:style-name="Text_20_body"><text:span text:style-name="Strong_20_Emphasis">Pregunta:</text:span><text:line-break/>¿Cuál es el efecto de <text:span text:style-name="Source_20_Text">valid users = @grupo</text:span> en <text:span text:style-name="Source_20_Text">smb.conf</text:span>?</text:p>
      <text:p text:style-name="Text_20_body">A) Solo el grupo especificado puede acceder<text:line-break/>B) Todos los usuarios excepto el grupo pueden acceder<text:line-break/>C) Se permite acceso anónimo y al grupo<text:line-break/>D) Solo el primer miembro del grupo puede acceder<text:line-break/>E) No tiene efecto por sí solo</text:p>
      <text:p text:style-name="Horizontal_20_Line"/>
      <text:h text:style-name="Heading_20_3" text:outline-level="3"><text:soft-page-break/>209.2 – NFS Server Configuration (3 puntos)</text:h>
      <text:h text:style-name="Heading_20_4" text:outline-level="4">ID: 209-Q008</text:h>
      <text:p text:style-name="Text_20_body"><text:span text:style-name="Strong_20_Emphasis">Pregunta:</text:span><text:line-break/>¿Qué opción en <text:span text:style-name="Source_20_Text">/etc/exports</text:span> activa el mapeo de root al usuario nobody?</text:p>
      <text:p text:style-name="Text_20_body">A) root_squash<text:line-break/>B) no_root_squash<text:line-break/>C) anonuid=nobody<text:line-break/>D) maproot=nobody<text:line-break/>E) root_map=nobody</text:p>
      <text:p text:style-name="Horizontal_20_Line"/>
      <text:h text:style-name="Heading_20_4" text:outline-level="4">ID: 209-Q009</text:h>
      <text:p text:style-name="Text_20_body"><text:span text:style-name="Strong_20_Emphasis">Pregunta:</text:span><text:line-break/>¿Qué comando hace que los cambios en <text:span text:style-name="Source_20_Text">/etc/exports</text:span> surtan efecto sin reiniciar el demonio NFS?</text:p>
      <text:p text:style-name="Text_20_body">A) exportfs -a<text:line-break/>B) nfs reload<text:line-break/>C) systemctl reload nfs-server<text:line-break/>D) exportfs -r<text:line-break/>E) mount -o remount</text:p>
      <text:p text:style-name="Horizontal_20_Line"/>
      <text:h text:style-name="Heading_20_4" text:outline-level="4">ID: 209-Q010</text:h>
      <text:p text:style-name="Text_20_body"><text:span text:style-name="Strong_20_Emphasis">Pregunta:</text:span><text:line-break/>¿Qué comando permite montar un sistema NFS con la opción de root squash?</text:p>
      <text:p text:style-name="Text_20_body">A) mount -o root_squash<text:line-break/>B) mount -o squash_root<text:line-break/>C) mount -o anonuid=0<text:line-break/>D) mount -o acl<text:line-break/>E) mount -o restrict_root</text:p>
      <text:p text:style-name="P8"><text:span text:style-name="Strong_20_Emphasis">Pregunta:</text:span><text:line-break/>¿Qué comando de <text:span text:style-name="Source_20_Text">PAM</text:span> se utiliza para deshabilitar el acceso de un usuario tras varios intentos fallidos?</text:p>
      <text:p text:style-name="Text_20_body">A) pam_tally2<text:line-break/>B) pam_faillogin<text:line-break/>C) pam_secure<text:line-break/>D) pam_deny<text:line-break/>E) pam_lockout</text:p>
      <text:p text:style-name="Horizontal_20_Line"/>
      <text:h text:style-name="Heading_20_4" text:outline-level="4"><text:soft-page-break/>ID: 210-Q002</text:h>
      <text:p text:style-name="Text_20_body"><text:span text:style-name="Strong_20_Emphasis">Pregunta:</text:span><text:line-break/>¿Qué opción en <text:span text:style-name="Source_20_Text">/etc/ssh/sshd_config</text:span> impide inicios de sesión directos con el usuario root?</text:p>
      <text:p text:style-name="Text_20_body">A) PermitRootLogin no<text:line-break/>B) AllowRoot no<text:line-break/>C) RootLogin false<text:line-break/>D) PermitRootLogin no-password<text:line-break/>E) DenyRootLogin yes</text:p>
      <text:p text:style-name="Horizontal_20_Line"/>
      <text:h text:style-name="Heading_20_4" text:outline-level="4">ID: 210-Q003</text:h>
      <text:p text:style-name="Text_20_body"><text:span text:style-name="Strong_20_Emphasis">Pregunta:</text:span><text:line-break/>¿Qué herramienta se usa para configurar un token de autenticación de dos factores con Google Authenticator?</text:p>
      <text:p text:style-name="Text_20_body">A) google-authenticator<text:line-break/>B) pam-2fa<text:line-break/>C) otpconfig<text:line-break/>D) authy-setup<text:line-break/>E) token-init</text:p>
      <text:p text:style-name="Horizontal_20_Line"/>
      <text:h text:style-name="Heading_20_4" text:outline-level="4">ID: 210-Q004</text:h>
      <text:p text:style-name="Text_20_body"><text:span text:style-name="Strong_20_Emphasis">Pregunta:</text:span><text:line-break/>¿Qué archivo se edita para definir controles de acceso en <text:span text:style-name="Source_20_Text">/etc/ssh/sshd_config</text:span>?</text:p>
      <text:p text:style-name="Text_20_body">A) AllowUsers<text:line-break/>B) AccessControl<text:line-break/>C) UserAccess<text:line-break/>D) SSHUsers<text:line-break/>E) PermitUsers</text:p>
      <text:p text:style-name="Horizontal_20_Line"/>
      <text:h text:style-name="Heading_20_4" text:outline-level="4">ID: 210-Q005</text:h>
      <text:p text:style-name="Text_20_body"><text:span text:style-name="Strong_20_Emphasis">Pregunta:</text:span><text:line-break/>¿Qué utilidad permite examinar los intentos de autenticación SSH fallidos?</text:p>
      <text:p text:style-name="Text_20_body">A) sshd -T<text:line-break/>B) lastlog<text:line-break/>C) journalctl -u sshd<text:line-break/>D) sshfail<text:line-break/>E) authlog</text:p>
      <text:p text:style-name="Horizontal_20_Line"/>
      <text:h text:style-name="Heading_20_4" text:outline-level="4"><text:soft-page-break/>ID: 210-Q006</text:h>
      <text:p text:style-name="Text_20_body"><text:span text:style-name="Strong_20_Emphasis">Pregunta:</text:span><text:line-break/>¿Qué sistema de detección de intrusos basado en host puede monitorear cambios en archivos críticos?</text:p>
      <text:p text:style-name="Text_20_body">A) Snort<text:line-break/>B) Tripwire<text:line-break/>C) Fail2ban<text:line-break/>D) ClamAV<text:line-break/>E) Nmap</text:p>
      <text:p text:style-name="Horizontal_20_Line"/>
      <text:h text:style-name="Heading_20_4" text:outline-level="4">ID: 210-Q007</text:h>
      <text:p text:style-name="Text_20_body"><text:span text:style-name="Strong_20_Emphasis">Pregunta:</text:span><text:line-break/>¿Qué comando cambia los permisos SELinux sobre un archivo?</text:p>
      <text:p text:style-name="Text_20_body">A) chcon<text:line-break/>B) sudo chattr<text:line-break/>C) selabset<text:line-break/>D) restorecon<text:line-break/>E) semanage_fcontext</text:p>
      <text:p text:style-name="Horizontal_20_Line"/>
      <text:h text:style-name="Heading_20_4" text:outline-level="4">ID: 210-Q008</text:h>
      <text:p text:style-name="Text_20_body"><text:span text:style-name="Strong_20_Emphasis">Pregunta:</text:span><text:line-break/>¿Qué política de SELinux se coloca para hacer que un servicio se ejecute sin restricciones?</text:p>
      <text:p text:style-name="Text_20_body">A) permissive<text:line-break/>B) enforcing<text:line-break/>C) allow<text:line-break/>D) relax<text:line-break/>E) disabled</text:p>
      <text:p text:style-name="Horizontal_20_Line"/>
      <text:h text:style-name="Heading_20_4" text:outline-level="4">ID: 210-Q009</text:h>
      <text:p text:style-name="Text_20_body"><text:span text:style-name="Strong_20_Emphasis">Pregunta:</text:span><text:line-break/>¿Qué archivo almacena las políticas locales de SELinux?</text:p>
      <text:p text:style-name="Text_20_body">A) /etc/selinux/config<text:line-break/>B) /usr/share/selinux/default<text:line-break/>C) /etc/selinux/policy.conf<text:line-break/>D) /var/selinux/policy<text:line-break/>E) /etc/selinux/contexts/</text:p>
      <text:p text:style-name="Horizontal_20_Line"/>
      <text:h text:style-name="Heading_20_4" text:outline-level="4"><text:soft-page-break/>ID: 210-Q010</text:h>
      <text:p text:style-name="Text_20_body"><text:span text:style-name="Strong_20_Emphasis">Pregunta:</text:span><text:line-break/>¿Qué servicio bloquea automáticamente IPs tras varios intentos fallidos de acceso?</text:p>
      <text:p text:style-name="Text_20_body">A) fail2ban<text:line-break/>B) iptables<text:line-break/>C) sshguard<text:line-break/>D) denyhosts<text:line-break/>E) Todas las anteriores permiten hacerlo</text:p>
      <text:h text:style-name="P2" text:outline-level="4">ID: 211-Q001</text:h>
      <text:p text:style-name="Text_20_body"><text:span text:style-name="Strong_20_Emphasis">Pregunta:</text:span><text:line-break/>¿Qué comando permite analizar el uso de disco por directorios en forma recursiva?</text:p>
      <text:p text:style-name="Text_20_body">A) du -sh /path<text:line-break/>B) df -h /path<text:line-break/>C) ls -lR /path<text:line-break/>D) du -h --max-depth=1 /path<text:line-break/>E) stat /path</text:p>
      <text:p text:style-name="Horizontal_20_Line"/>
      <text:h text:style-name="Heading_20_4" text:outline-level="4">ID: 211-Q002</text:h>
      <text:p text:style-name="Text_20_body"><text:span text:style-name="Strong_20_Emphasis">Pregunta:</text:span><text:line-break/>¿Qué herramienta administra volúmenes lógicos en Linux?</text:p>
      <text:p text:style-name="Text_20_body">A) mdadm<text:line-break/>B) lvcreate<text:line-break/>C) vgscan<text:line-break/>D) fsck<text:line-break/>E) mount</text:p>
      <text:p text:style-name="Horizontal_20_Line"/>
      <text:h text:style-name="Heading_20_4" text:outline-level="4">ID: 211-Q003</text:h>
      <text:p text:style-name="Text_20_body"><text:span text:style-name="Strong_20_Emphasis">Pregunta:</text:span><text:line-break/>¿Cuál es el archivo que contiene las reglas para la creación automática de dispositivos con udev?</text:p>
      <text:p text:style-name="Text_20_body">A) /etc/udev/rules.d/<text:line-break/>B) /etc/devices.conf<text:line-break/>C) /usr/lib/udev/rules.d/<text:line-break/>D) /etc/udev/udev.conf<text:line-break/>E) /var/lib/udev/rules.d/</text:p>
      <text:p text:style-name="Horizontal_20_Line"/>
      <text:h text:style-name="Heading_20_4" text:outline-level="4">ID: 211-Q004</text:h>
      <text:p text:style-name="Text_20_body"><text:span text:style-name="Strong_20_Emphasis">Pregunta:</text:span><text:line-break/>¿Qué comando verifica y repara sistemas de archivos ext4?</text:p>
      <text:p text:style-name="Text_20_body"><text:soft-page-break/>A) fsck.ext4<text:line-break/>B) e2fsck<text:line-break/>C) mkfs.ext4<text:line-break/>D) tune2fs<text:line-break/>E) xfs_repair</text:p>
      <text:p text:style-name="Horizontal_20_Line"/>
      <text:h text:style-name="Heading_20_4" text:outline-level="4">ID: 211-Q005</text:h>
      <text:p text:style-name="Text_20_body"><text:span text:style-name="Strong_20_Emphasis">Pregunta:</text:span><text:line-break/>¿Qué comando permite ver y cambiar la prioridad de un proceso en ejecución?</text:p>
      <text:p text:style-name="Text_20_body">A) nice y renice<text:line-break/>B) top<text:line-break/>C) ps<text:line-break/>D) kill -19<text:line-break/>E) chrt</text:p>
      <text:p text:style-name="Horizontal_20_Line"/>
      <text:h text:style-name="Heading_20_4" text:outline-level="4">ID: 211-Q006</text:h>
      <text:p text:style-name="Text_20_body"><text:span text:style-name="Strong_20_Emphasis">Pregunta:</text:span><text:line-break/>¿Qué archivo configura los servicios que se inician automáticamente con <text:span text:style-name="Source_20_Text">systemd</text:span>?</text:p>
      <text:p text:style-name="Text_20_body">A) /etc/systemd/system/<text:line-break/>B) /etc/init.d/<text:line-break/>C) /etc/rc.local<text:line-break/>D) /etc/inittab<text:line-break/>E) /usr/lib/systemd/system/</text:p>
      <text:p text:style-name="Horizontal_20_Line"/>
      <text:h text:style-name="Heading_20_4" text:outline-level="4">ID: 211-Q007</text:h>
      <text:p text:style-name="Text_20_body"><text:span text:style-name="Strong_20_Emphasis">Pregunta:</text:span><text:line-break/>¿Qué herramienta permite administrar RAID por software en Linux?</text:p>
      <text:p text:style-name="Text_20_body">A) mdadm<text:line-break/>B) raidtool<text:line-break/>C) lvmraid<text:line-break/>D) raidcfg<text:line-break/>E) raidmgr</text:p>
      <text:p text:style-name="Horizontal_20_Line"/>
      <text:h text:style-name="Heading_20_4" text:outline-level="4">ID: 211-Q008</text:h>
      <text:p text:style-name="Text_20_body"><text:span text:style-name="Strong_20_Emphasis">Pregunta:</text:span><text:line-break/>¿Qué comando muestra las dependencias y estado de los servicios <text:span text:style-name="Source_20_Text">systemd</text:span>?</text:p>
      <text:p text:style-name="Text_20_body">A) systemctl list-dependencies<text:line-break/>B) service --status-all<text:line-break/><text:soft-page-break/>C) chkconfig --list<text:line-break/>D) systemd-analyze<text:line-break/>E) systemctl status</text:p>
      <text:p text:style-name="Horizontal_20_Line"/>
      <text:h text:style-name="Heading_20_4" text:outline-level="4">ID: 211-Q009</text:h>
      <text:p text:style-name="Text_20_body"><text:span text:style-name="Strong_20_Emphasis">Pregunta:</text:span><text:line-break/>¿Qué herramienta permite la monitorización en tiempo real del tráfico de red?</text:p>
      <text:p text:style-name="Text_20_body">A) tcpdump<text:line-break/>B) wireshark<text:line-break/>C) nload<text:line-break/>D) netstat<text:line-break/>E) iftop</text:p>
      <text:p text:style-name="Horizontal_20_Line"/>
      <text:h text:style-name="Heading_20_4" text:outline-level="4">ID: 211-Q010</text:h>
      <text:p text:style-name="Text_20_body"><text:span text:style-name="Strong_20_Emphasis">Pregunta:</text:span><text:line-break/>¿Qué comando se utiliza para montar un sistema de archivos con opciones específicas?</text:p>
      <text:p text:style-name="Text_20_body">A) mount -o opciones /dev/dispositivo /punto/de/montaje<text:line-break/>B) fsck -o opciones /dev/dispositivo<text:line-break/>C) mkfs -o opciones /dev/dispositivo<text:line-break/>D) umount -o opciones /punto/de/montaje<text:line-break/>E) blkid -o opciones</text:p>
      <text:h text:style-name="P3" text:outline-level="6"><text:span text:style-name="Strong_20_Emphasis"/></text:h>
      <text:p text:style-name="Horizontal_20_Line"/>
      <text:h text:style-name="Heading_20_4" text:outline-level="4">ID: 212-Q001</text:h>
      <text:p text:style-name="Text_20_body"><text:span text:style-name="Strong_20_Emphasis">Pregunta:</text:span><text:line-break/>¿Qué comando permite mostrar la tabla de enrutamiento actual en Linux?</text:p>
      <text:p text:style-name="Text_20_body">A) route<text:line-break/>B) netstat -r<text:line-break/>C) ip route show<text:line-break/>D) ifconfig route<text:line-break/>E) traceroute</text:p>
      <text:p text:style-name="Horizontal_20_Line"/>
      <text:h text:style-name="Heading_20_4" text:outline-level="4">ID: 212-Q002</text:h>
      <text:p text:style-name="Text_20_body"><text:span text:style-name="Strong_20_Emphasis">Pregunta:</text:span><text:line-break/>¿Qué protocolo se utiliza para asignar automáticamente direcciones IP a hosts en una red?</text:p>
      <text:p text:style-name="Text_20_body">A) DNS<text:line-break/>B) DHCP<text:line-break/>C) ARP<text:line-break/><text:soft-page-break/>D) FTP<text:line-break/>E) NTP</text:p>
      <text:p text:style-name="Horizontal_20_Line"/>
      <text:h text:style-name="Heading_20_4" text:outline-level="4">ID: 212-Q003</text:h>
      <text:p text:style-name="Text_20_body"><text:span text:style-name="Strong_20_Emphasis">Pregunta:</text:span><text:line-break/>¿Qué herramienta permite analizar paquetes de red en tiempo real?</text:p>
      <text:p text:style-name="Text_20_body">A) tcpdump<text:line-break/>B) ping<text:line-break/>C) traceroute<text:line-break/>D) netstat<text:line-break/>E) nslookup</text:p>
      <text:p text:style-name="Horizontal_20_Line"/>
      <text:h text:style-name="Heading_20_4" text:outline-level="4">ID: 212-Q004</text:h>
      <text:p text:style-name="Text_20_body"><text:span text:style-name="Strong_20_Emphasis">Pregunta:</text:span><text:line-break/>¿Qué archivo contiene la configuración estática de interfaces de red en sistemas basados en Debian?</text:p>
      <text:p text:style-name="Text_20_body">A) /etc/network/interfaces<text:line-break/>B) /etc/sysconfig/network-scripts/ifcfg-eth0<text:line-break/>C) /etc/netplan/config.yaml<text:line-break/>D) /etc/resolv.conf<text:line-break/>E) /etc/hosts</text:p>
      <text:p text:style-name="Horizontal_20_Line"/>
      <text:h text:style-name="Heading_20_4" text:outline-level="4">ID: 212-Q005</text:h>
      <text:p text:style-name="Text_20_body"><text:span text:style-name="Strong_20_Emphasis">Pregunta:</text:span><text:line-break/>¿Qué comando permite habilitar o deshabilitar una interfaz de red?</text:p>
      <text:p text:style-name="Text_20_body">A) ifconfig eth0 up/down<text:line-break/>B) ip link set eth0 up/down<text:line-break/>C) netstat eth0 enable/disable<text:line-break/>D) ifup/ifdown eth0<text:line-break/>E) Tanto A, B y D son correctas</text:p>
      <text:p text:style-name="Horizontal_20_Line"/>
      <text:h text:style-name="Heading_20_4" text:outline-level="4">ID: 212-Q006</text:h>
      <text:p text:style-name="Text_20_body"><text:span text:style-name="Strong_20_Emphasis">Pregunta:</text:span><text:line-break/>¿Qué protocolo se usa para la resolución de nombres en una red?</text:p>
      <text:p text:style-name="Text_20_body">A) FTP<text:line-break/>B) DNS<text:line-break/>C) DHCP<text:line-break/>D) ARP<text:line-break/>E) ICMP</text:p>
      <text:p text:style-name="Horizontal_20_Line"><text:soft-page-break/></text:p>
      <text:h text:style-name="Heading_20_4" text:outline-level="4">ID: 212-Q007</text:h>
      <text:p text:style-name="Text_20_body"><text:span text:style-name="Strong_20_Emphasis">Pregunta:</text:span><text:line-break/>¿Qué comando muestra las conexiones activas y puertos escuchando en el sistema?</text:p>
      <text:p text:style-name="Text_20_body">A) netstat -tulnp<text:line-break/>B) ss -tulnp<text:line-break/>C) lsof -i<text:line-break/>D) fuser -n tcp<text:line-break/>E) Todas las anteriores</text:p>
      <text:p text:style-name="Horizontal_20_Line"/>
      <text:h text:style-name="Heading_20_4" text:outline-level="4">ID: 212-Q008</text:h>
      <text:p text:style-name="Text_20_body"><text:span text:style-name="Strong_20_Emphasis">Pregunta:</text:span><text:line-break/>¿Qué servicio proporciona sincronización de tiempo en una red?</text:p>
      <text:p text:style-name="Text_20_body">A) NTP<text:line-break/>B) DHCP<text:line-break/>C) DNS<text:line-break/>D) FTP<text:line-break/>E) SSH</text:p>
      <text:p text:style-name="Horizontal_20_Line"/>
      <text:h text:style-name="Heading_20_4" text:outline-level="4">ID: 212-Q009</text:h>
      <text:p text:style-name="Text_20_body"><text:span text:style-name="Strong_20_Emphasis">Pregunta:</text:span><text:line-break/>¿Qué comando permite realizar una prueba de conectividad a otro host?</text:p>
      <text:p text:style-name="Text_20_body">A) ping<text:line-break/>B) traceroute<text:line-break/>C) telnet<text:line-break/>D) ssh<text:line-break/>E) netcat</text:p>
      <text:p text:style-name="Horizontal_20_Line"/>
      <text:h text:style-name="Heading_20_4" text:outline-level="4">ID: 212-Q010</text:h>
      <text:p text:style-name="Text_20_body"><text:span text:style-name="Strong_20_Emphasis">Pregunta:</text:span><text:line-break/>¿Qué utilidad de configuración rápida de red usa YAML en Ubuntu 20.04 y posteriores?</text:p>
      <text:p text:style-name="Text_20_body">A) ifupdown<text:line-break/>B) NetworkManager<text:line-break/>C) netplan<text:line-break/>D) systemd-networkd<text:line-break/>E) wpa_supplicant</text:p>
      <text:h text:style-name="P2" text:outline-level="4"><text:soft-page-break/>ID: 213-Q001</text:h>
      <text:p text:style-name="Text_20_body"><text:span text:style-name="Strong_20_Emphasis">Pregunta:</text:span><text:line-break/>¿Cuál es el protocolo estándar utilizado para acceder a servicios de directorio?</text:p>
      <text:p text:style-name="Text_20_body">A) HTTP<text:line-break/>B) LDAP<text:line-break/>C) FTP<text:line-break/>D) SMB<text:line-break/>E) NFS</text:p>
      <text:p text:style-name="Horizontal_20_Line"/>
      <text:h text:style-name="Heading_20_4" text:outline-level="4">ID: 213-Q002</text:h>
      <text:p text:style-name="Text_20_body"><text:span text:style-name="Strong_20_Emphasis">Pregunta:</text:span><text:line-break/>¿Qué puerto utiliza por defecto LDAP para comunicación no segura?</text:p>
      <text:p text:style-name="Text_20_body">A) 22<text:line-break/>B) 636<text:line-break/>C) 389<text:line-break/>D) 3268<text:line-break/>E) 53</text:p>
      <text:p text:style-name="Horizontal_20_Line"/>
      <text:h text:style-name="Heading_20_4" text:outline-level="4">ID: 213-Q003</text:h>
      <text:p text:style-name="Text_20_body"><text:span text:style-name="Strong_20_Emphasis">Pregunta:</text:span><text:line-break/>¿Qué comando permite buscar entradas en un directorio LDAP?</text:p>
      <text:p text:style-name="Text_20_body">A) ldapadd<text:line-break/>B) ldapsearch<text:line-break/>C) ldapmodify<text:line-break/>D) ldapdelete<text:line-break/>E) ldapcompare</text:p>
      <text:p text:style-name="Horizontal_20_Line"/>
      <text:h text:style-name="Heading_20_4" text:outline-level="4">ID: 213-Q004</text:h>
      <text:p text:style-name="Text_20_body"><text:span text:style-name="Strong_20_Emphasis">Pregunta:</text:span><text:line-break/>¿Qué archivo de configuración principal se utiliza para el cliente LDAP en Linux?</text:p>
      <text:p text:style-name="Text_20_body">A) /etc/ldap/ldap.conf<text:line-break/>B) /etc/openldap/slapd.conf<text:line-break/>C) /etc/ldap.conf<text:line-break/>D) /etc/ldaps.conf<text:line-break/>E) /etc/nslcd.conf</text:p>
      <text:p text:style-name="Horizontal_20_Line"/>
      <text:h text:style-name="Heading_20_4" text:outline-level="4"><text:soft-page-break/>ID: 213-Q005</text:h>
      <text:p text:style-name="Text_20_body"><text:span text:style-name="Strong_20_Emphasis">Pregunta:</text:span><text:line-break/>¿Qué utilidad permite añadir entradas a un servidor LDAP?</text:p>
      <text:p text:style-name="Text_20_body">A) ldapsearch<text:line-break/>B) ldapadd<text:line-break/>C) ldapmodify<text:line-break/>D) slapd<text:line-break/>E) slapadd</text:p>
      <text:p text:style-name="Horizontal_20_Line"/>
      <text:h text:style-name="Heading_20_4" text:outline-level="4">ID: 213-Q006</text:h>
      <text:p text:style-name="Text_20_body"><text:span text:style-name="Strong_20_Emphasis">Pregunta:</text:span><text:line-break/>¿Qué opción se usa en ldapsearch para autenticarse como un usuario específico?</text:p>
      <text:p text:style-name="Text_20_body">A) -H<text:line-break/>B) -D<text:line-break/>C) -W<text:line-break/>D) -x<text:line-break/>E) -b</text:p>
      <text:p text:style-name="Horizontal_20_Line"/>
      <text:h text:style-name="Heading_20_4" text:outline-level="4">ID: 213-Q007</text:h>
      <text:p text:style-name="Text_20_body"><text:span text:style-name="Strong_20_Emphasis">Pregunta:</text:span><text:line-break/>¿Cuál es la función del archivo <text:span text:style-name="Source_20_Text">/etc/nslcd.conf</text:span>?</text:p>
      <text:p text:style-name="Text_20_body">A) Configura el demonio que consulta LDAP para autenticación NSS<text:line-break/>B) Configura el servidor LDAP principal<text:line-break/>C) Define las reglas de acceso para LDAP<text:line-break/>D) Contiene la base de datos LDAP local<text:line-break/>E) Contiene certificados SSL para LDAP</text:p>
      <text:p text:style-name="Horizontal_20_Line"/>
      <text:h text:style-name="Heading_20_4" text:outline-level="4">ID: 213-Q008</text:h>
      <text:p text:style-name="Text_20_body"><text:span text:style-name="Strong_20_Emphasis">Pregunta:</text:span><text:line-break/>¿Qué servidor LDAP es el más comúnmente utilizado en Linux?</text:p>
      <text:p text:style-name="Text_20_body">A) Active Directory<text:line-break/>B) OpenLDAP<text:line-break/>C) 389 Directory Server<text:line-break/>D) FreeIPA<text:line-break/>E) Samba AD</text:p>
      <text:p text:style-name="Horizontal_20_Line"/>
      <text:h text:style-name="Heading_20_4" text:outline-level="4"><text:soft-page-break/>ID: 213-Q009</text:h>
      <text:p text:style-name="Text_20_body"><text:span text:style-name="Strong_20_Emphasis">Pregunta:</text:span><text:line-break/>¿Qué comando reinicia el servicio OpenLDAP en sistemas con systemd?</text:p>
      <text:p text:style-name="Text_20_body">A) systemctl restart ldap<text:line-break/>B) systemctl restart slapd<text:line-break/>C) service ldap restart<text:line-break/>D) service slapd restart<text:line-break/>E) systemctl restart openldap</text:p>
      <text:p text:style-name="Horizontal_20_Line"/>
      <text:h text:style-name="Heading_20_4" text:outline-level="4">ID: 213-Q010</text:h>
      <text:p text:style-name="Text_20_body"><text:span text:style-name="Strong_20_Emphasis">Pregunta:</text:span><text:line-break/>¿Qué protocolo puede usarse para asegurar las comunicaciones LDAP?</text:p>
      <text:p text:style-name="Text_20_body">A) SSL/TLS<text:line-break/>B) SSH<text:line-break/>C) FTP<text:line-break/>D) HTTP<text:line-break/>E) IPsec</text:p>
      <text:p text:style-name="Horizontal_20_Line"/>
      <text:h text:style-name="Heading_20_4" text:outline-level="4">ID: 214-Q001</text:h>
      <text:p text:style-name="Text_20_body"><text:span text:style-name="Strong_20_Emphasis">Pregunta:</text:span><text:line-break/>¿Cuál es el archivo principal para exportar directorios en NFS?</text:p>
      <text:p text:style-name="Text_20_body">A) /etc/exports<text:line-break/>B) /etc/nfs.conf<text:line-break/>C) /etc/exports.d/exports.conf<text:line-break/>D) /etc/fstab<text:line-break/>E) /etc/nfs/exports</text:p>
      <text:p text:style-name="Horizontal_20_Line"/>
      <text:h text:style-name="Heading_20_4" text:outline-level="4">ID: 214-Q002</text:h>
      <text:p text:style-name="Text_20_body"><text:span text:style-name="Strong_20_Emphasis">Pregunta:</text:span><text:line-break/>¿Qué comando recarga las exportaciones NFS sin reiniciar el servicio?</text:p>
      <text:p text:style-name="Text_20_body">A) exportfs -r<text:line-break/>B) systemctl reload nfs-server<text:line-break/>C) service nfs restart<text:line-break/>D) mount -a<text:line-break/>E) nfsreload</text:p>
      <text:p text:style-name="Horizontal_20_Line"/>
      <text:h text:style-name="Heading_20_4" text:outline-level="4"><text:soft-page-break/>ID: 214-Q003</text:h>
      <text:p text:style-name="Text_20_body"><text:span text:style-name="Strong_20_Emphasis">Pregunta:</text:span><text:line-break/>¿Qué puerto usa por defecto NFS para el servicio principal?</text:p>
      <text:p text:style-name="Text_20_body">A) 2049<text:line-break/>B) 111<text:line-break/>C) 139<text:line-break/>D) 445<text:line-break/>E) 53</text:p>
      <text:p text:style-name="Horizontal_20_Line"/>
      <text:h text:style-name="Heading_20_4" text:outline-level="4">ID: 214-Q004</text:h>
      <text:p text:style-name="Text_20_body"><text:span text:style-name="Strong_20_Emphasis">Pregunta:</text:span><text:line-break/>¿Cuál es el servicio que debe estar activo para que NFS funcione?</text:p>
      <text:p text:style-name="Text_20_body">A) rpcbind<text:line-break/>B) nfsd<text:line-break/>C) nfslock<text:line-break/>D) mountd<text:line-break/>E) rpcinfo</text:p>
      <text:p text:style-name="Horizontal_20_Line"/>
      <text:h text:style-name="Heading_20_4" text:outline-level="4">ID: 214-Q005</text:h>
      <text:p text:style-name="Text_20_body"><text:span text:style-name="Strong_20_Emphasis">Pregunta:</text:span><text:line-break/>En Samba, ¿qué archivo configura los recursos compartidos?</text:p>
      <text:p text:style-name="Text_20_body">A) /etc/samba/smb.conf<text:line-break/>B) /etc/smb.conf<text:line-break/>C) /etc/samba.conf<text:line-break/>D) /etc/samba/exports.conf<text:line-break/>E) /etc/nsswitch.conf</text:p>
      <text:p text:style-name="Horizontal_20_Line"/>
      <text:h text:style-name="Heading_20_4" text:outline-level="4">ID: 214-Q006</text:h>
      <text:p text:style-name="Text_20_body"><text:span text:style-name="Strong_20_Emphasis">Pregunta:</text:span><text:line-break/>¿Qué comando muestra los usuarios conectados a un recurso Samba?</text:p>
      <text:p text:style-name="Text_20_body">A) smbstatus<text:line-break/>B) smbd --status<text:line-break/>C) sambactl status<text:line-break/>D) smbclient -L localhost<text:line-break/>E) net status</text:p>
      <text:p text:style-name="Horizontal_20_Line"/>
      <text:h text:style-name="Heading_20_4" text:outline-level="4"><text:soft-page-break/>ID: 214-Q007</text:h>
      <text:p text:style-name="Text_20_body"><text:span text:style-name="Strong_20_Emphasis">Pregunta:</text:span><text:line-break/>¿Qué protocolo usa SMB para compartir archivos?</text:p>
      <text:p text:style-name="Text_20_body">A) UDP<text:line-break/>B) TCP<text:line-break/>C) IPX<text:line-break/>D) HTTP<text:line-break/>E) FTP</text:p>
      <text:p text:style-name="Horizontal_20_Line"/>
      <text:h text:style-name="Heading_20_4" text:outline-level="4">ID: 214-Q008</text:h>
      <text:p text:style-name="Text_20_body"><text:span text:style-name="Strong_20_Emphasis">Pregunta:</text:span><text:line-break/>¿Qué comando se usa para montar un recurso NFS en el cliente?</text:p>
      <text:p text:style-name="Text_20_body">A) mount -t nfs server:/ruta /punto/de/montaje<text:line-break/>B) mount -o nfs server:/ruta /punto/de/montaje<text:line-break/>C) mount server:/ruta /punto/de/montaje<text:line-break/>D) mount -t nfs4 server:/ruta /punto/de/montaje<text:line-break/>E) Todas las anteriores</text:p>
      <text:p text:style-name="Horizontal_20_Line"/>
      <text:h text:style-name="Heading_20_4" text:outline-level="4">ID: 214-Q009</text:h>
      <text:p text:style-name="Text_20_body"><text:span text:style-name="Strong_20_Emphasis">Pregunta:</text:span><text:line-break/>¿Cómo se reinicia el servicio Samba con systemd?</text:p>
      <text:p text:style-name="Text_20_body">A) systemctl restart smb<text:line-break/>B) systemctl restart samba<text:line-break/>C) systemctl restart smbd<text:line-break/>D) systemctl restart samba-server<text:line-break/>E) systemctl restart nmbd</text:p>
      <text:p text:style-name="Horizontal_20_Line"/>
      <text:h text:style-name="Heading_20_4" text:outline-level="4">ID: 214-Q010</text:h>
      <text:p text:style-name="Text_20_body"><text:span text:style-name="Strong_20_Emphasis">Pregunta:</text:span><text:line-break/>¿Qué opción en <text:span text:style-name="Source_20_Text">/etc/exports</text:span> permite montar con permisos de solo lectura?</text:p>
      <text:p text:style-name="Text_20_body">A) rw<text:line-break/>B) ro<text:line-break/>C) noexec<text:line-break/>D) noroot<text:line-break/>E) sync</text:p>
      <text:p text:style-name="Horizontal_20_Line"/>
      <text:h text:style-name="Heading_20_4" text:outline-level="4"><text:soft-page-break/>ID: 215-Q001</text:h>
      <text:p text:style-name="Text_20_body"><text:span text:style-name="Strong_20_Emphasis">Pregunta:</text:span><text:line-break/>¿Qué protocolo utiliza OpenVPN por defecto para tunelizar tráfico?</text:p>
      <text:p text:style-name="Text_20_body">A) UDP<text:line-break/>B) TCP<text:line-break/>C) SCTP<text:line-break/>D) ICMP<text:line-break/>E) HTTP</text:p>
      <text:p text:style-name="Horizontal_20_Line"/>
      <text:h text:style-name="Heading_20_4" text:outline-level="4">ID: 215-Q002</text:h>
      <text:p text:style-name="Text_20_body"><text:span text:style-name="Strong_20_Emphasis">Pregunta:</text:span><text:line-break/>¿Cuál es el archivo de configuración principal del servidor OpenVPN?</text:p>
      <text:p text:style-name="Text_20_body">A) /etc/openvpn/server.conf<text:line-break/>B) /etc/openvpn/openvpn.conf<text:line-break/>C) /etc/ovpn/server.conf<text:line-break/>D) /etc/openvpn.conf<text:line-break/>E) /etc/vpn/server.conf</text:p>
      <text:p text:style-name="Horizontal_20_Line"/>
      <text:h text:style-name="Heading_20_4" text:outline-level="4">ID: 215-Q003</text:h>
      <text:p text:style-name="Text_20_body"><text:span text:style-name="Strong_20_Emphasis">Pregunta:</text:span><text:line-break/>¿Qué comando inicia el servicio OpenVPN en sistemas con systemd?</text:p>
      <text:p text:style-name="Text_20_body">A) systemctl start openvpn<text:line-break/>B) systemctl start openvpn-server@server.service<text:line-break/>C) service openvpn start<text:line-break/>D) systemctl start vpn<text:line-break/>E) systemctl start openvpn@server</text:p>
      <text:p text:style-name="Horizontal_20_Line"/>
      <text:h text:style-name="Heading_20_4" text:outline-level="4">ID: 215-Q004</text:h>
      <text:p text:style-name="Text_20_body"><text:span text:style-name="Strong_20_Emphasis">Pregunta:</text:span><text:line-break/>¿Qué tipo de dispositivo virtual crea OpenVPN para tunelizar paquetes?</text:p>
      <text:p text:style-name="Text_20_body">A) tap<text:line-break/>B) tun<text:line-break/>C) eth0<text:line-break/>D) lo<text:line-break/>E) wlan0</text:p>
      <text:p text:style-name="Horizontal_20_Line"/>
      <text:h text:style-name="Heading_20_4" text:outline-level="4"><text:soft-page-break/>ID: 215-Q005</text:h>
      <text:p text:style-name="Text_20_body"><text:span text:style-name="Strong_20_Emphasis">Pregunta:</text:span><text:line-break/>¿Cuál de las siguientes opciones se utiliza para habilitar la autenticación basada en certificados en OpenVPN?</text:p>
      <text:p text:style-name="Text_20_body">A) tls-auth<text:line-break/>B) ca<text:line-break/>C) cert<text:line-break/>D) key<text:line-break/>E) Todas las anteriores</text:p>
      <text:p text:style-name="Horizontal_20_Line"/>
      <text:h text:style-name="Heading_20_4" text:outline-level="4">ID: 215-Q006</text:h>
      <text:p text:style-name="Text_20_body"><text:span text:style-name="Strong_20_Emphasis">Pregunta:</text:span><text:line-break/>¿Qué puerto utiliza OpenVPN por defecto en UDP?</text:p>
      <text:p text:style-name="Text_20_body">A) 1194<text:line-break/>B) 443<text:line-break/>C) 22<text:line-break/>D) 8080<text:line-break/>E) 500</text:p>
      <text:p text:style-name="Horizontal_20_Line"/>
      <text:h text:style-name="Heading_20_4" text:outline-level="4">ID: 215-Q007</text:h>
      <text:p text:style-name="Text_20_body"><text:span text:style-name="Strong_20_Emphasis">Pregunta:</text:span><text:line-break/>¿Qué archivo contiene la clave privada del servidor OpenVPN?</text:p>
      <text:p text:style-name="Text_20_body">A) ca.crt<text:line-break/>B) server.key<text:line-break/>C) server.crt<text:line-break/>D) client.key<text:line-break/>E) ta.key</text:p>
      <text:p text:style-name="Horizontal_20_Line"/>
      <text:h text:style-name="Heading_20_4" text:outline-level="4">ID: 215-Q008</text:h>
      <text:p text:style-name="Text_20_body"><text:span text:style-name="Strong_20_Emphasis">Pregunta:</text:span><text:line-break/>Para que OpenVPN enrute correctamente el tráfico, ¿qué parámetro se debe habilitar en el kernel Linux?</text:p>
      <text:p text:style-name="Text_20_body">A) ip_forward<text:line-break/>B) tcp_forward<text:line-break/>C) vpn_forward<text:line-break/>D) route_forward<text:line-break/>E) net_forward</text:p>
      <text:p text:style-name="Horizontal_20_Line"/>
      <text:h text:style-name="Heading_20_4" text:outline-level="4"><text:soft-page-break/>ID: 215-Q009</text:h>
      <text:p text:style-name="Text_20_body"><text:span text:style-name="Strong_20_Emphasis">Pregunta:</text:span><text:line-break/>¿Qué comando muestra el estado del servicio OpenVPN en sistemas con systemd?</text:p>
      <text:p text:style-name="Text_20_body">A) systemctl status openvpn<text:line-break/>B) systemctl status openvpn@server<text:line-break/>C) service openvpn status<text:line-break/>D) openvpn --status<text:line-break/>E) systemctl status vpn</text:p>
      <text:p text:style-name="Horizontal_20_Line"/>
      <text:h text:style-name="Heading_20_4" text:outline-level="4">ID: 215-Q010</text:h>
      <text:p text:style-name="Text_20_body"><text:span text:style-name="Strong_20_Emphasis">Pregunta:</text:span><text:line-break/>¿Cuál es el propósito de la opción <text:span text:style-name="Source_20_Text">push "redirect-gateway def1"</text:span> en la configuración de OpenVPN?</text:p>
      <text:p text:style-name="Text_20_body">A) Enviar todo el tráfico del cliente a través del túnel VPN<text:line-break/>B) Bloquear el acceso a Internet<text:line-break/>C) Forzar el uso de DNS locales<text:line-break/>D) Establecer la puerta de enlace local<text:line-break/>E) Configurar la ruta estática para el cliente</text:p>
      <text:p text:style-name="Horizontal_20_Line"/>
      <text:h text:style-name="Heading_20_4" text:outline-level="4">ID: 216-Q001</text:h>
      <text:p text:style-name="Text_20_body"><text:span text:style-name="Strong_20_Emphasis">Pregunta:</text:span><text:line-break/>¿Qué comando muestra el uso de espacio en disco de manera legible?</text:p>
      <text:p text:style-name="Text_20_body">A) df -h<text:line-break/>B) du -m<text:line-break/>C) ls -lh<text:line-break/>D) mount -v<text:line-break/>E) fsck -a</text:p>
      <text:p text:style-name="Horizontal_20_Line"/>
      <text:h text:style-name="Heading_20_4" text:outline-level="4">ID: 216-Q002</text:h>
      <text:p text:style-name="Text_20_body"><text:span text:style-name="Strong_20_Emphasis">Pregunta:</text:span><text:line-break/>¿Qué sistema de archivos es comúnmente usado para sistemas distribuidos en Linux?</text:p>
      <text:p text:style-name="Text_20_body">A) NFS<text:line-break/>B) EXT4<text:line-break/>C) XFS<text:line-break/>D) CephFS<text:line-break/>E) FAT32</text:p>
      <text:p text:style-name="Horizontal_20_Line"/>
      <text:h text:style-name="Heading_20_4" text:outline-level="4"><text:soft-page-break/>ID: 216-Q003</text:h>
      <text:p text:style-name="Text_20_body"><text:span text:style-name="Strong_20_Emphasis">Pregunta:</text:span><text:line-break/>¿Qué comando revisa y repara un sistema de archivos ext4?</text:p>
      <text:p text:style-name="Text_20_body">A) fsck.ext4<text:line-break/>B) e2fsck<text:line-break/>C) xfs_repair<text:line-break/>D) tune2fs<text:line-break/>E) mkfs.ext4</text:p>
      <text:p text:style-name="Horizontal_20_Line"/>
      <text:h text:style-name="Heading_20_4" text:outline-level="4">ID: 216-Q004</text:h>
      <text:p text:style-name="Text_20_body"><text:span text:style-name="Strong_20_Emphasis">Pregunta:</text:span><text:line-break/>¿Qué opción de montaje en Linux mejora el rendimiento al escribir datos en disco?</text:p>
      <text:p text:style-name="Text_20_body">A) noatime<text:line-break/>B) sync<text:line-break/>C) async<text:line-break/>D) ro<text:line-break/>E) nosuid</text:p>
      <text:p text:style-name="Horizontal_20_Line"/>
      <text:h text:style-name="Heading_20_4" text:outline-level="4">ID: 216-Q005</text:h>
      <text:p text:style-name="Text_20_body"><text:span text:style-name="Strong_20_Emphasis">Pregunta:</text:span><text:line-break/>¿Qué utilidad se usa para modificar parámetros de un sistema de archivos ext2/3/4?</text:p>
      <text:p text:style-name="Text_20_body">A) tune2fs<text:line-break/>B) fsck<text:line-break/>C) mount<text:line-break/>D) e2fsck<text:line-break/>E) mkfs</text:p>
      <text:p text:style-name="Horizontal_20_Line"/>
      <text:h text:style-name="Heading_20_4" text:outline-level="4">ID: 216-Q006</text:h>
      <text:p text:style-name="Text_20_body"><text:span text:style-name="Strong_20_Emphasis">Pregunta:</text:span><text:line-break/>¿Cuál es el objetivo principal del sistema de archivos overlayfs?</text:p>
      <text:p text:style-name="Text_20_body">A) Combinar dos sistemas de archivos para dar una vista unificada<text:line-break/>B) Encriptar el sistema de archivos<text:line-break/>C) Mejorar la velocidad de lectura<text:line-break/>D) Proveer respaldo automático<text:line-break/>E) Montar sistemas de archivos remotos</text:p>
      <text:p text:style-name="Horizontal_20_Line"/>
      <text:h text:style-name="Heading_20_4" text:outline-level="4"><text:soft-page-break/>ID: 216-Q007</text:h>
      <text:p text:style-name="Text_20_body"><text:span text:style-name="Strong_20_Emphasis">Pregunta:</text:span><text:line-break/>¿Cuál es el tipo de sistema de archivos que soporta cuotas (quotas)?</text:p>
      <text:p text:style-name="Text_20_body">A) EXT4<text:line-break/>B) NTFS<text:line-break/>C) FAT32<text:line-break/>D) ISO9660<text:line-break/>E) HFS+</text:p>
      <text:p text:style-name="Horizontal_20_Line"/>
      <text:h text:style-name="Heading_20_4" text:outline-level="4">ID: 216-Q008</text:h>
      <text:p text:style-name="Text_20_body"><text:span text:style-name="Strong_20_Emphasis">Pregunta:</text:span><text:line-break/>¿Qué comando muestra la lista de sistemas de archivos soportados en el kernel?</text:p>
      <text:p text:style-name="Text_20_body">A) cat /proc/filesystems<text:line-break/>B) lsmod | grep fs<text:line-break/>C) modprobe -l<text:line-break/>D) df -T<text:line-break/>E) mount -l</text:p>
      <text:p text:style-name="Horizontal_20_Line"/>
      <text:h text:style-name="Heading_20_4" text:outline-level="4">ID: 216-Q009</text:h>
      <text:p text:style-name="Text_20_body"><text:span text:style-name="Strong_20_Emphasis">Pregunta:</text:span><text:line-break/>¿Cuál es la función del comando <text:span text:style-name="Source_20_Text">mount --bind</text:span>?</text:p>
      <text:p text:style-name="Text_20_body">A) Montar un directorio en otro punto del sistema de archivos<text:line-break/>B) Montar dispositivos USB<text:line-break/>C) Desmontar un sistema de archivos<text:line-break/>D) Formatear una partición<text:line-break/>E) Sincronizar dos directorios</text:p>
      <text:p text:style-name="Horizontal_20_Line"/>
      <text:h text:style-name="Heading_20_4" text:outline-level="4">ID: 216-Q010</text:h>
      <text:p text:style-name="Text_20_body"><text:span text:style-name="Strong_20_Emphasis">Pregunta:</text:span><text:line-break/>¿Qué opción en <text:span text:style-name="Source_20_Text">fstab</text:span> se usa para montar un sistema de archivos de solo lectura?</text:p>
      <text:p text:style-name="Text_20_body">A) ro<text:line-break/>B) rw<text:line-break/>C) noexec<text:line-break/>D) nosuid<text:line-break/>E) sync</text:p>
      <text:p text:style-name="Horizontal_20_Line"/>
      <text:p text:style-name="P5"/>
      <text:p text:style-name="Standard"/>
      <text:p text:style-name="Standard">#### ID: 201.1-Q001 <text:s/></text:p>
      <text:p text:style-name="Standard">**Pregunta:** <text:s/></text:p>
      <text:p text:style-name="Standard">¿Qué comando se utiliza para mostrar los módulos del kernel actualmente cargados en el sistema?</text:p>
      <text:p text:style-name="Standard"/>
      <text:p text:style-name="Standard">A) modinfo <text:s/></text:p>
      <text:p text:style-name="Standard">B) lsmod <text:s/></text:p>
      <text:p text:style-name="Standard">C) modprobe <text:s/></text:p>
      <text:p text:style-name="Standard">D) insmod <text:s/></text:p>
      <text:p text:style-name="Standard">E) rmmod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1-Q002 <text:s/></text:p>
      <text:p text:style-name="Standard">**Pregunta:** <text:s/></text:p>
      <text:p text:style-name="Standard">¿Cuál es el propósito principal del archivo `/boot/config-X.X.X-X-generic`?</text:p>
      <text:p text:style-name="Standard"/>
      <text:p text:style-name="Standard">A) Contiene la lista de usuarios del sistema <text:s/></text:p>
      <text:p text:style-name="Standard">B) Almacena las opciones de configuración del kernel <text:s/></text:p>
      <text:p text:style-name="Standard">C) Registra los dispositivos conectados al sistema <text:s/></text:p>
      <text:p text:style-name="Standard">D) Define los parámetros de red del sistema <text:s/></text:p>
      <text:p text:style-name="Standard">E) Muestra estadísticas de uso del kernel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1-Q003 <text:s/></text:p>
      <text:p text:style-name="Standard">**Pregunta:** <text:s/></text:p>
      <text:p text:style-name="Standard">¿Qué herramienta se usa para construir una imagen initramfs después de instalar un nuevo kernel?</text:p>
      <text:p text:style-name="Standard"/>
      <text:p text:style-name="Standard">A) mkinitrd <text:s/></text:p>
      <text:p text:style-name="Standard">B) dracut <text:s/></text:p>
      <text:p text:style-name="Standard">C) update-initramfs <text:s/></text:p>
      <text:p text:style-name="Standard">D) initramfs-tools <text:s/></text:p>
      <text:p text:style-name="Standard">E) grub-mkconfig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1-Q004 <text:s/></text:p>
      <text:p text:style-name="Standard">**Pregunta:** <text:s/></text:p>
      <text:p text:style-name="Standard">¿Cuál de los siguientes NO es un directorio válido dentro del árbol fuente del kernel donde se encuentran archivos de configuración?</text:p>
      <text:p text:style-name="Standard"/>
      <text:p text:style-name="Standard"><text:soft-page-break/>A) arch/ <text:s/></text:p>
      <text:p text:style-name="Standard">B) drivers/ <text:s/></text:p>
      <text:p text:style-name="Standard">C) fs/ <text:s/></text:p>
      <text:p text:style-name="Standard">D) net/ <text:s/></text:p>
      <text:p text:style-name="Standard">E) bin/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1-Q005 <text:s/></text:p>
      <text:p text:style-name="Standard">**Pregunta:** <text:s/></text:p>
      <text:p text:style-name="Standard">¿Qué opción de arranque del kernel puede utilizarse para especificar el dispositivo raíz?</text:p>
      <text:p text:style-name="Standard"/>
      <text:p text:style-name="Standard">A) rootdev <text:s/></text:p>
      <text:p text:style-name="Standard">B) rd.root <text:s/></text:p>
      <text:p text:style-name="Standard">C) root <text:s/></text:p>
      <text:p text:style-name="Standard">D) device-root <text:s/></text:p>
      <text:p text:style-name="Standard">E) boot-devic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1-Q006 <text:s/></text:p>
      <text:p text:style-name="Standard">**Pregunta:** <text:s/></text:p>
      <text:p text:style-name="Standard">¿Qué comando se puede usar para añadir permanentemente un módulo del kernel al arranque?</text:p>
      <text:p text:style-name="Standard"/>
      <text:p text:style-name="Standard">A) echo module_name &gt;&gt; /etc/modules-load.d/modules.conf <text:s/></text:p>
      <text:p text:style-name="Standard">B) modprobe --add module_name <text:s/></text:p>
      <text:p text:style-name="Standard">C) modinfo module_name <text:s/></text:p>
      <text:p text:style-name="Standard">D) depmod -a <text:s/></text:p>
      <text:p text:style-name="Standard">E) modprobe -r module_nam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1-Q007 <text:s/></text:p>
      <text:p text:style-name="Standard">**Pregunta:** <text:s/></text:p>
      <text:p text:style-name="Standard">¿Qué utilidad permite generar dependencias entre módulos del kernel?</text:p>
      <text:p text:style-name="Standard"/>
      <text:p text:style-name="Standard">A) modprobe <text:s/></text:p>
      <text:p text:style-name="Standard">B) lsmod <text:s/></text:p>
      <text:p text:style-name="Standard">C) depmod <text:s/></text:p>
      <text:p text:style-name="Standard">D) modinfo <text:s/></text:p>
      <text:p text:style-name="Standard">E) insmod <text:s/></text:p>
      <text:p text:style-name="Standard"/>
      <text:p text:style-name="Standard">**Respuesta correcta:** [PENDIENTE] <text:s/></text:p>
      <text:p text:style-name="Standard"><text:soft-page-break/>**Explicación:** [PENDIENTE]</text:p>
      <text:p text:style-name="Standard"/>
      <text:p text:style-name="Standard">---</text:p>
      <text:p text:style-name="Standard"/>
      <text:p text:style-name="Standard">#### ID: 201.1-Q008 <text:s/></text:p>
      <text:p text:style-name="Standard">**Pregunta:** <text:s/></text:p>
      <text:p text:style-name="Standard">¿Qué parámetro del kernel se usa comúnmente para iniciar en modo monousuario o de recuperación?</text:p>
      <text:p text:style-name="Standard"/>
      <text:p text:style-name="Standard">A) single <text:s/></text:p>
      <text:p text:style-name="Standard">B) rescue <text:s/></text:p>
      <text:p text:style-name="Standard">C) emergency <text:s/></text:p>
      <text:p text:style-name="Standard">D) recovery <text:s/></text:p>
      <text:p text:style-name="Standard">E) saf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1-Q009 <text:s/></text:p>
      <text:p text:style-name="Standard">**Pregunta:** <text:s/></text:p>
      <text:p text:style-name="Standard">¿Cuál de los siguientes comandos se usa para insertar manualmente un módulo del kernel?</text:p>
      <text:p text:style-name="Standard"/>
      <text:p text:style-name="Standard">A) modprobe <text:s/></text:p>
      <text:p text:style-name="Standard">B) insmod <text:s/></text:p>
      <text:p text:style-name="Standard">C) rmmod <text:s/></text:p>
      <text:p text:style-name="Standard">D) depmod <text:s/></text:p>
      <text:p text:style-name="Standard">E) lsmod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1-Q010 <text:s/></text:p>
      <text:p text:style-name="Standard">**Pregunta:** <text:s/></text:p>
      <text:p text:style-name="Standard">¿Qué archivo contiene información sobre los módulos del kernel que deben cargarse automáticamente durante el arranque?</text:p>
      <text:p text:style-name="Standard"/>
      <text:p text:style-name="Standard">A) /etc/modprobe.d/modules.conf <text:s/></text:p>
      <text:p text:style-name="Standard">B) /etc/modules <text:s/></text:p>
      <text:p text:style-name="Standard">C) /etc/kernel/modules.conf <text:s/></text:p>
      <text:p text:style-name="Standard">D) /etc/default/grub <text:s/></text:p>
      <text:p text:style-name="Standard">E) /etc/sysconfig/module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#### ID: 201.2-Q001 <text:s/></text:p>
      <text:p text:style-name="Standard">**Pregunta:** <text:s/></text:p>
      <text:p text:style-name="Standard">¿Cuál es el propósito principal del gestor de arranque GRUB?</text:p>
      <text:p text:style-name="Standard"><text:soft-page-break/></text:p>
      <text:p text:style-name="Standard">A) Gestionar usuarios del sistema <text:s/></text:p>
      <text:p text:style-name="Standard">B) Cargar el kernel y el sistema de archivos raíz <text:s/></text:p>
      <text:p text:style-name="Standard">C) Configurar la red <text:s/></text:p>
      <text:p text:style-name="Standard">D) Ejecutar scripts de inicio del sistema <text:s/></text:p>
      <text:p text:style-name="Standard">E) Gestionar logs del sistema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2-Q002 <text:s/></text:p>
      <text:p text:style-name="Standard">**Pregunta:** <text:s/></text:p>
      <text:p text:style-name="Standard">¿Qué archivo se utiliza para configurar manualmente las opciones predeterminadas de GRUB?</text:p>
      <text:p text:style-name="Standard"/>
      <text:p text:style-name="Standard">A) /etc/default/grub <text:s/></text:p>
      <text:p text:style-name="Standard">B) /boot/grub.cfg <text:s/></text:p>
      <text:p text:style-name="Standard">C) /etc/grub.d/ <text:s/></text:p>
      <text:p text:style-name="Standard">D) /etc/boot/grub.conf <text:s/></text:p>
      <text:p text:style-name="Standard">E) /boot/grub/menu.lst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2-Q003 <text:s/></text:p>
      <text:p text:style-name="Standard">**Pregunta:** <text:s/></text:p>
      <text:p text:style-name="Standard">¿Qué comando se utiliza para regenerar el archivo de configuración de GRUB en sistemas basados en Debian?</text:p>
      <text:p text:style-name="Standard"/>
      <text:p text:style-name="Standard">A) grub-install <text:s/></text:p>
      <text:p text:style-name="Standard">B) update-grub <text:s/></text:p>
      <text:p text:style-name="Standard">C) grub-mkconfig <text:s/></text:p>
      <text:p text:style-name="Standard">D) grub-rebuild <text:s/></text:p>
      <text:p text:style-name="Standard">E) grub-updat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2-Q004 <text:s/></text:p>
      <text:p text:style-name="Standard">**Pregunta:** <text:s/></text:p>
      <text:p text:style-name="Standard">¿Cuál de los siguientes NO es un estado válido de arranque (target) en systemd?</text:p>
      <text:p text:style-name="Standard"/>
      <text:p text:style-name="Standard">A) multi-user.target <text:s/></text:p>
      <text:p text:style-name="Standard">B) graphical.target <text:s/></text:p>
      <text:p text:style-name="Standard">C) rescue.target <text:s/></text:p>
      <text:p text:style-name="Standard">D) boot.target <text:s/></text:p>
      <text:p text:style-name="Standard">E) emergency.target <text:s/></text:p>
      <text:p text:style-name="Standard"><text:soft-page-break/></text:p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2-Q005 <text:s/></text:p>
      <text:p text:style-name="Standard">**Pregunta:** <text:s/></text:p>
      <text:p text:style-name="Standard">¿Cómo se puede cambiar temporalmente el target de arranque por defecto en una sesión de GRUB?</text:p>
      <text:p text:style-name="Standard"/>
      <text:p text:style-name="Standard">A) Modificando /etc/inittab <text:s/></text:p>
      <text:p text:style-name="Standard">B) Usando systemctl set-default <text:s/></text:p>
      <text:p text:style-name="Standard">C) Editando el menú de arranque y añadiendo un parámetro al kernel <text:s/></text:p>
      <text:p text:style-name="Standard">D) Reiniciando el sistema con reboot -t <text:s/></text:p>
      <text:p text:style-name="Standard">E) Usando initctl change-runlevel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2-Q006 <text:s/></text:p>
      <text:p text:style-name="Standard">**Pregunta:** <text:s/></text:p>
      <text:p text:style-name="Standard">¿Qué comando muestra el target actual del sistema en systemd?</text:p>
      <text:p text:style-name="Standard"/>
      <text:p text:style-name="Standard">A) systemctl get-level <text:s/></text:p>
      <text:p text:style-name="Standard">B) systemctl current-target <text:s/></text:p>
      <text:p text:style-name="Standard">C) systemctl get-default <text:s/></text:p>
      <text:p text:style-name="Standard">D) systemctl status default <text:s/></text:p>
      <text:p text:style-name="Standard">E) systemctl list-units --default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2-Q007 <text:s/></text:p>
      <text:p text:style-name="Standard">**Pregunta:** <text:s/></text:p>
      <text:p text:style-name="Standard">¿En qué directorio se encuentran los scripts de arranque de GRUB?</text:p>
      <text:p text:style-name="Standard"/>
      <text:p text:style-name="Standard">A) /etc/grub.d/ <text:s/></text:p>
      <text:p text:style-name="Standard">B) /boot/grub/ <text:s/></text:p>
      <text:p text:style-name="Standard">C) /usr/share/grub/ <text:s/></text:p>
      <text:p text:style-name="Standard">D) /lib/grub/ <text:s/></text:p>
      <text:p text:style-name="Standard">E) /var/lib/grub/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2-Q008 <text:s/></text:p>
      <text:p text:style-name="Standard"><text:soft-page-break/>**Pregunta:** <text:s/></text:p>
      <text:p text:style-name="Standard">¿Qué comando se usa para establecer el target por defecto en modo gráfico en systemd?</text:p>
      <text:p text:style-name="Standard"/>
      <text:p text:style-name="Standard">A) systemctl set-default graphical.target <text:s/></text:p>
      <text:p text:style-name="Standard">B) systemctl set-default multi-user.target <text:s/></text:p>
      <text:p text:style-name="Standard">C) systemctl enable graphical-mode <text:s/></text:p>
      <text:p text:style-name="Standard">D) systemctl default graphical <text:s/></text:p>
      <text:p text:style-name="Standard">E) systemctl switch-to graphical.target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2-Q009 <text:s/></text:p>
      <text:p text:style-name="Standard">**Pregunta:** <text:s/></text:p>
      <text:p text:style-name="Standard">¿Cuál de las siguientes NO es una ventaja de usar systemd frente a SysVinit?</text:p>
      <text:p text:style-name="Standard"/>
      <text:p text:style-name="Standard">A) Inicio paralelo de servicios <text:s/></text:p>
      <text:p text:style-name="Standard">B) Mejor gestión de dependencias <text:s/></text:p>
      <text:p text:style-name="Standard">C) Menor consumo de recursos <text:s/></text:p>
      <text:p text:style-name="Standard">D) Más rápido en entornos grandes <text:s/></text:p>
      <text:p text:style-name="Standard">E) Soporte extendido para contenedore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2-Q010 <text:s/></text:p>
      <text:p text:style-name="Standard">**Pregunta:** <text:s/></text:p>
      <text:p text:style-name="Standard">¿Qué comando se usa para verificar si un servicio está habilitado para iniciar automáticamente en el arranque?</text:p>
      <text:p text:style-name="Standard"/>
      <text:p text:style-name="Standard">A) systemctl is-enabled service_name <text:s/></text:p>
      <text:p text:style-name="Standard">B) systemctl show service_name <text:s/></text:p>
      <text:p text:style-name="Standard">C) systemctl status service_name <text:s/></text:p>
      <text:p text:style-name="Standard">D) systemctl list-unit-files | grep service_name <text:s/></text:p>
      <text:p text:style-name="Standard">E) systemctl enabled service_nam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#### ID: 201.3-Q001 <text:s/></text:p>
      <text:p text:style-name="Standard">**Pregunta:** <text:s/></text:p>
      <text:p text:style-name="Standard">¿Qué comando se usa para mostrar información sobre un paquete RPM antes de instalarlo?</text:p>
      <text:p text:style-name="Standard"/>
      <text:p text:style-name="Standard">A) rpm -q package.rpm <text:s/></text:p>
      <text:p text:style-name="Standard">B) rpm -i package.rpm <text:s/></text:p>
      <text:p text:style-name="Standard">C) rpm -Uvh package.rpm <text:s/></text:p>
      <text:p text:style-name="Standard">D) rpm -ql package.rpm <text:s/></text:p>
      <text:p text:style-name="Standard">E) rpm -K package.rpm <text:s/></text:p>
      <text:p text:style-name="Standard"><text:soft-page-break/></text:p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3-Q002 <text:s/></text:p>
      <text:p text:style-name="Standard">**Pregunta:** <text:s/></text:p>
      <text:p text:style-name="Standard">¿Cuál de los siguientes NO es un gestor de paquetes usado en distribuciones basadas en Debian?</text:p>
      <text:p text:style-name="Standard"/>
      <text:p text:style-name="Standard">A) apt <text:s/></text:p>
      <text:p text:style-name="Standard">B) aptitude <text:s/></text:p>
      <text:p text:style-name="Standard">C) synaptic <text:s/></text:p>
      <text:p text:style-name="Standard">D) dnf <text:s/></text:p>
      <text:p text:style-name="Standard">E) dpkg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3-Q003 <text:s/></text:p>
      <text:p text:style-name="Standard">**Pregunta:** <text:s/></text:p>
      <text:p text:style-name="Standard">¿Qué comando se utiliza para actualizar todos los paquetes instalados en un sistema basado en Debian?</text:p>
      <text:p text:style-name="Standard"/>
      <text:p text:style-name="Standard">A) apt update <text:s/></text:p>
      <text:p text:style-name="Standard">B) apt upgrade <text:s/></text:p>
      <text:p text:style-name="Standard">C) apt dist-upgrade <text:s/></text:p>
      <text:p text:style-name="Standard">D) apt full-upgrade <text:s/></text:p>
      <text:p text:style-name="Standard">E) apt-get updat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3-Q004 <text:s/></text:p>
      <text:p text:style-name="Standard">**Pregunta:** <text:s/></text:p>
      <text:p text:style-name="Standard">¿Qué comando permite instalar un paquete .rpm directamente en un sistema basado en RPM?</text:p>
      <text:p text:style-name="Standard"/>
      <text:p text:style-name="Standard">A) yum install package.rpm <text:s/></text:p>
      <text:p text:style-name="Standard">B) dnf install package.rpm <text:s/></text:p>
      <text:p text:style-name="Standard">C) rpm -ivh package.rpm <text:s/></text:p>
      <text:p text:style-name="Standard">D) rpm -Uvh package.rpm <text:s/></text:p>
      <text:p text:style-name="Standard">E) rpm -e package.rpm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<text:soft-page-break/>#### ID: 201.3-Q005 <text:s/></text:p>
      <text:p text:style-name="Standard">**Pregunta:** <text:s/></text:p>
      <text:p text:style-name="Standard">¿Qué comando muestra una lista de todos los paquetes instalados en un sistema basado en RPM?</text:p>
      <text:p text:style-name="Standard"/>
      <text:p text:style-name="Standard">A) rpm -qa <text:s/></text:p>
      <text:p text:style-name="Standard">B) rpm -qi <text:s/></text:p>
      <text:p text:style-name="Standard">C) rpm -ql <text:s/></text:p>
      <text:p text:style-name="Standard">D) rpm -qf <text:s/></text:p>
      <text:p text:style-name="Standard">E) rpm -qc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3-Q006 <text:s/></text:p>
      <text:p text:style-name="Standard">**Pregunta:** <text:s/></text:p>
      <text:p text:style-name="Standard">¿Cómo se puede verificar que todas las dependencias están resueltas al instalar un paquete RPM manualmente?</text:p>
      <text:p text:style-name="Standard"/>
      <text:p text:style-name="Standard">A) rpm -ivh package.rpm --test <text:s/></text:p>
      <text:p text:style-name="Standard">B) rpm -ivh package.rpm --nodeps <text:s/></text:p>
      <text:p text:style-name="Standard">C) rpm -ivh package.rpm --force <text:s/></text:p>
      <text:p text:style-name="Standard">D) rpm -ivh package.rpm --replacepkgs <text:s/></text:p>
      <text:p text:style-name="Standard">E) rpm -ivh package.rpm --checkdep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3-Q007 <text:s/></text:p>
      <text:p text:style-name="Standard">**Pregunta:** <text:s/></text:p>
      <text:p text:style-name="Standard">¿Qué comando se usa para buscar paquetes disponibles en repositorios usando APT?</text:p>
      <text:p text:style-name="Standard"/>
      <text:p text:style-name="Standard">A) apt-cache search <text:s/></text:p>
      <text:p text:style-name="Standard">B) apt list <text:s/></text:p>
      <text:p text:style-name="Standard">C) apt-file search <text:s/></text:p>
      <text:p text:style-name="Standard">D) apt show <text:s/></text:p>
      <text:p text:style-name="Standard">E) dpkg -l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3-Q008 <text:s/></text:p>
      <text:p text:style-name="Standard">**Pregunta:** <text:s/></text:p>
      <text:p text:style-name="Standard">¿Qué archivo contiene la lista de repositorios configurados en un sistema basado en Debian?</text:p>
      <text:p text:style-name="Standard"/>
      <text:p text:style-name="Standard">A) /etc/apt/sources.list <text:s/></text:p>
      <text:p text:style-name="Standard">B) /etc/apt/apt.conf <text:s/></text:p>
      <text:p text:style-name="Standard"><text:soft-page-break/>C) /etc/apt/preferences <text:s/></text:p>
      <text:p text:style-name="Standard">D) /etc/apt/sources.d/ <text:s/></text:p>
      <text:p text:style-name="Standard">E) /etc/yum.repos.d/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3-Q009 <text:s/></text:p>
      <text:p text:style-name="Standard">**Pregunta:** <text:s/></text:p>
      <text:p text:style-name="Standard">¿Qué comando se usa para limpiar el caché local de paquetes en APT?</text:p>
      <text:p text:style-name="Standard"/>
      <text:p text:style-name="Standard">A) apt clean <text:s/></text:p>
      <text:p text:style-name="Standard">B) apt autoclean <text:s/></text:p>
      <text:p text:style-name="Standard">C) apt autoremove <text:s/></text:p>
      <text:p text:style-name="Standard">D) apt remove cache <text:s/></text:p>
      <text:p text:style-name="Standard">E) apt purge cach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3-Q010 <text:s/></text:p>
      <text:p text:style-name="Standard">**Pregunta:** <text:s/></text:p>
      <text:p text:style-name="Standard">¿Qué opción de rpm permite verificar si un paquete ha sido modificado desde su instalación?</text:p>
      <text:p text:style-name="Standard"/>
      <text:p text:style-name="Standard">A) rpm -V <text:s/></text:p>
      <text:p text:style-name="Standard">B) rpm -v <text:s/></text:p>
      <text:p text:style-name="Standard">C) rpm -c <text:s/></text:p>
      <text:p text:style-name="Standard">D) rpm -d <text:s/></text:p>
      <text:p text:style-name="Standard">E) rpm -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/>
      <text:p text:style-name="Standard">#### ID: 201.4-Q001 <text:s/></text:p>
      <text:p text:style-name="Standard">**Pregunta:** <text:s/></text:p>
      <text:p text:style-name="Standard">¿Cuál de los siguientes comandos muestra información detallada sobre las interfaces de red activas?</text:p>
      <text:p text:style-name="Standard"/>
      <text:p text:style-name="Standard">A) ifconfig -a <text:s/></text:p>
      <text:p text:style-name="Standard">B) ip addr show <text:s/></text:p>
      <text:p text:style-name="Standard">C) netstat -i <text:s/></text:p>
      <text:p text:style-name="Standard">D) nmcli device show <text:s/></text:p>
      <text:p text:style-name="Standard">E) All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><text:soft-page-break/></text:p>
      <text:p text:style-name="Standard">#### ID: 201.4-Q002 <text:s/></text:p>
      <text:p text:style-name="Standard">**Pregunta:** <text:s/></text:p>
      <text:p text:style-name="Standard">¿Qué archivo se usa típicamente para configurar una dirección IP estática en sistemas basados en Debian?</text:p>
      <text:p text:style-name="Standard"/>
      <text:p text:style-name="Standard">A) /etc/network/interfaces <text:s/></text:p>
      <text:p text:style-name="Standard">B) /etc/sysconfig/network-scripts/ifcfg-eth0 <text:s/></text:p>
      <text:p text:style-name="Standard">C) /etc/dhcp/dhclient.conf <text:s/></text:p>
      <text:p text:style-name="Standard">D) /etc/hosts <text:s/></text:p>
      <text:p text:style-name="Standard">E) /etc/resolv.conf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4-Q003 <text:s/></text:p>
      <text:p text:style-name="Standard">**Pregunta:** <text:s/></text:p>
      <text:p text:style-name="Standard">¿Qué comando se utiliza para asignar una dirección IP temporalmente a una interfaz de red?</text:p>
      <text:p text:style-name="Standard"/>
      <text:p text:style-name="Standard">A) ifconfig eth0 192.168.1.10 netmask 255.255.255.0 <text:s/></text:p>
      <text:p text:style-name="Standard">B) ip addr add 192.168.1.10/24 dev eth0 <text:s/></text:p>
      <text:p text:style-name="Standard">C) dhclient eth0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4-Q004 <text:s/></text:p>
      <text:p text:style-name="Standard">**Pregunta:** <text:s/></text:p>
      <text:p text:style-name="Standard">¿Cuál de las siguientes NO es una forma válida de verificar la conectividad de red básica?</text:p>
      <text:p text:style-name="Standard"/>
      <text:p text:style-name="Standard">A) ping 8.8.8.8 <text:s/></text:p>
      <text:p text:style-name="Standard">B) traceroute google.com <text:s/></text:p>
      <text:p text:style-name="Standard">C) arp -a <text:s/></text:p>
      <text:p text:style-name="Standard">D) ip route get 1.1.1.1 <text:s/></text:p>
      <text:p text:style-name="Standard">E) netstat -r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4-Q005 <text:s/></text:p>
      <text:p text:style-name="Standard">**Pregunta:** <text:s/></text:p>
      <text:p text:style-name="Standard">¿Qué comando permite cambiar permanentemente el nombre del host en un sistema usando systemd?</text:p>
      <text:p text:style-name="Standard"/>
      <text:p text:style-name="Standard"><text:soft-page-break/>A) hostname myhost <text:s/></text:p>
      <text:p text:style-name="Standard">B) echo "myhost" &gt; /etc/hostname <text:s/></text:p>
      <text:p text:style-name="Standard">C) hostnamectl set-hostname myhost <text:s/></text:p>
      <text:p text:style-name="Standard">D) sysctl kernel.hostname=myhost <text:s/></text:p>
      <text:p text:style-name="Standard">E) nmcli general hostname myhost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4-Q006 <text:s/></text:p>
      <text:p text:style-name="Standard">**Pregunta:** <text:s/></text:p>
      <text:p text:style-name="Standard">¿Qué herramienta permite gestionar conexiones de red desde línea de comandos en entornos que usan NetworkManager?</text:p>
      <text:p text:style-name="Standard"/>
      <text:p text:style-name="Standard">A) nmtui <text:s/></text:p>
      <text:p text:style-name="Standard">B) nmcli <text:s/></text:p>
      <text:p text:style-name="Standard">C) netplan <text:s/></text:p>
      <text:p text:style-name="Standard">D) networkmanager-cli <text:s/></text:p>
      <text:p text:style-name="Standard">E) ifupdown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4-Q007 <text:s/></text:p>
      <text:p text:style-name="Standard">**Pregunta:** <text:s/></text:p>
      <text:p text:style-name="Standard">¿Qué archivo contiene la lista de servidores DNS utilizados por el sistema?</text:p>
      <text:p text:style-name="Standard"/>
      <text:p text:style-name="Standard">A) /etc/resolv.conf <text:s/></text:p>
      <text:p text:style-name="Standard">B) /etc/nsswitch.conf <text:s/></text:p>
      <text:p text:style-name="Standard">C) /etc/hosts <text:s/></text:p>
      <text:p text:style-name="Standard">D) /etc/dns.conf <text:s/></text:p>
      <text:p text:style-name="Standard">E) /etc/named.conf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4-Q008 <text:s/></text:p>
      <text:p text:style-name="Standard">**Pregunta:** <text:s/></text:p>
      <text:p text:style-name="Standard">¿Qué comando muestra la tabla de enrutamiento actual?</text:p>
      <text:p text:style-name="Standard"/>
      <text:p text:style-name="Standard">A) route -n <text:s/></text:p>
      <text:p text:style-name="Standard">B) ip route show <text:s/></text:p>
      <text:p text:style-name="Standard">C) netstat -rn <text:s/></text:p>
      <text:p text:style-name="Standard">D) All of the above <text:s/></text:p>
      <text:p text:style-name="Standard">E) Only A and B <text:s/></text:p>
      <text:p text:style-name="Standard"/>
      <text:p text:style-name="Standard"><text:soft-page-break/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4-Q009 <text:s/></text:p>
      <text:p text:style-name="Standard">**Pregunta:** <text:s/></text:p>
      <text:p text:style-name="Standard">¿Qué comando se usa para liberar una dirección IP obtenida mediante DHCP?</text:p>
      <text:p text:style-name="Standard"/>
      <text:p text:style-name="Standard">A) dhclient -r eth0 <text:s/></text:p>
      <text:p text:style-name="Standard">B) ip addr flush dev eth0 <text:s/></text:p>
      <text:p text:style-name="Standard">C) systemctl restart NetworkManager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4-Q010 <text:s/></text:p>
      <text:p text:style-name="Standard">**Pregunta:** <text:s/></text:p>
      <text:p text:style-name="Standard">¿Cómo se puede hacer persistente una ruta estática en un sistema basado en Debian?</text:p>
      <text:p text:style-name="Standard"/>
      <text:p text:style-name="Standard">A) Agregando la ruta en /etc/network/interfaces <text:s/></text:p>
      <text:p text:style-name="Standard">B) Usando el comando ip route add ... <text:s/></text:p>
      <text:p text:style-name="Standard">C) Editando /etc/iproute2/rt_tables <text:s/></text:p>
      <text:p text:style-name="Standard">D) Creando un script en /etc/network/if-up.d/ <text:s/></text:p>
      <text:p text:style-name="Standard">E) Ambas A y D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#### ID: 201.5-Q001 <text:s/></text:p>
      <text:p text:style-name="Standard">**Pregunta:** <text:s/></text:p>
      <text:p text:style-name="Standard">¿Qué comando se utiliza para asignar permisos ACL a un archivo?</text:p>
      <text:p text:style-name="Standard"/>
      <text:p text:style-name="Standard">A) setfacl <text:s/></text:p>
      <text:p text:style-name="Standard">B) chmod <text:s/></text:p>
      <text:p text:style-name="Standard">C) chown <text:s/></text:p>
      <text:p text:style-name="Standard">D) getfacl <text:s/></text:p>
      <text:p text:style-name="Standard">E) acl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5-Q002 <text:s/></text:p>
      <text:p text:style-name="Standard">**Pregunta:** <text:s/></text:p>
      <text:p text:style-name="Standard">¿Cuál de las siguientes opciones describe mejor el propósito del bit SUID?</text:p>
      <text:p text:style-name="Standard"/>
      <text:p text:style-name="Standard"><text:soft-page-break/>A) Permite a cualquier usuario ejecutar un archivo como propietario del mismo <text:s/></text:p>
      <text:p text:style-name="Standard">B) Permite a cualquier usuario ejecutar un archivo como grupo del mismo <text:s/></text:p>
      <text:p text:style-name="Standard">C) Impide que un archivo sea eliminado incluso por el propietario <text:s/></text:p>
      <text:p text:style-name="Standard">D) Limita la ejecución de un archivo solo al grupo propietario <text:s/></text:p>
      <text:p text:style-name="Standard">E) Añade automáticamente usuarios al grupo del archivo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5-Q003 <text:s/></text:p>
      <text:p text:style-name="Standard">**Pregunta:** <text:s/></text:p>
      <text:p text:style-name="Standard">¿Qué comando muestra los permisos ACL asociados a un archivo?</text:p>
      <text:p text:style-name="Standard"/>
      <text:p text:style-name="Standard">A) ls -l <text:s/></text:p>
      <text:p text:style-name="Standard">B) getfacl <text:s/></text:p>
      <text:p text:style-name="Standard">C) setfacl <text:s/></text:p>
      <text:p text:style-name="Standard">D) fileacl <text:s/></text:p>
      <text:p text:style-name="Standard">E) aclget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5-Q004 <text:s/></text:p>
      <text:p text:style-name="Standard">**Pregunta:** <text:s/></text:p>
      <text:p text:style-name="Standard">¿Cómo se puede configurar un usuario para que ejecute comandos privilegiados sin necesidad de ingresar su contraseña?</text:p>
      <text:p text:style-name="Standard"/>
      <text:p text:style-name="Standard">A) Usando visudo y añadiendo NOPASSWD <text:s/></text:p>
      <text:p text:style-name="Standard">B) Configurando PAM <text:s/></text:p>
      <text:p text:style-name="Standard">C) Modificando /etc/sudoers.d/ <text:s/></text:p>
      <text:p text:style-name="Standard">D) Ambas A y C <text:s/></text:p>
      <text:p text:style-name="Standard">E) Ninguna de las anteriore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5-Q005 <text:s/></text:p>
      <text:p text:style-name="Standard">**Pregunta:** <text:s/></text:p>
      <text:p text:style-name="Standard">¿Qué indica el permiso "sticky bit" cuando está aplicado a un directorio?</text:p>
      <text:p text:style-name="Standard"/>
      <text:p text:style-name="Standard">A) Solo el propietario del directorio puede borrar sus archivos <text:s/></text:p>
      <text:p text:style-name="Standard">B) Solo el propietario del archivo puede borrarlo <text:s/></text:p>
      <text:p text:style-name="Standard">C) El directorio no puede ser leído por otros usuarios <text:s/></text:p>
      <text:p text:style-name="Standard">D) El contenido del directorio es inmutable <text:s/></text:p>
      <text:p text:style-name="Standard">E) Se requiere autenticación adicional para acceder al directorio <text:s/></text:p>
      <text:p text:style-name="Standard"/>
      <text:p text:style-name="Standard"><text:soft-page-break/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5-Q006 <text:s/></text:p>
      <text:p text:style-name="Standard">**Pregunta:** <text:s/></text:p>
      <text:p text:style-name="Standard">¿Qué línea en /etc/sudoers permite al usuario juan ejecutar cualquier comando como root?</text:p>
      <text:p text:style-name="Standard"/>
      <text:p text:style-name="Standard">A) juan ALL=(ALL) ALL <text:s/></text:p>
      <text:p text:style-name="Standard">B) juan ALL=(root) ALL <text:s/></text:p>
      <text:p text:style-name="Standard">C) juan root=(ALL) ALL <text:s/></text:p>
      <text:p text:style-name="Standard">D) juan localhost=/bin/bash <text:s/></text:p>
      <text:p text:style-name="Standard">E) juan sudo ALL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5-Q007 <text:s/></text:p>
      <text:p text:style-name="Standard">**Pregunta:** <text:s/></text:p>
      <text:p text:style-name="Standard">¿Qué comando se usa para eliminar todos los permisos ACL de un archivo?</text:p>
      <text:p text:style-name="Standard"/>
      <text:p text:style-name="Standard">A) setfacl -b <text:s/></text:p>
      <text:p text:style-name="Standard">B) setfacl -d <text:s/></text:p>
      <text:p text:style-name="Standard">C) setfacl --remove-all <text:s/></text:p>
      <text:p text:style-name="Standard">D) setfacl -R <text:s/></text:p>
      <text:p text:style-name="Standard">E) setfacl -m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5-Q008 <text:s/></text:p>
      <text:p text:style-name="Standard">**Pregunta:** <text:s/></text:p>
      <text:p text:style-name="Standard">¿Cuál de los siguientes NO es un método válido para restringir accesos a recursos del sistema?</text:p>
      <text:p text:style-name="Standard"/>
      <text:p text:style-name="Standard">A) Uso de sudo <text:s/></text:p>
      <text:p text:style-name="Standard">B) Uso de grupos <text:s/></text:p>
      <text:p text:style-name="Standard">C) Uso de SELinux o AppArmor <text:s/></text:p>
      <text:p text:style-name="Standard">D) Uso de permisos tradicionales de Linux <text:s/></text:p>
      <text:p text:style-name="Standard">E) Uso de cron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5-Q009 <text:s/></text:p>
      <text:p text:style-name="Standard">**Pregunta:** <text:s/></text:p>
      <text:p text:style-name="Standard"><text:soft-page-break/>¿Qué significa el permiso SGID cuando se aplica a un directorio?</text:p>
      <text:p text:style-name="Standard"/>
      <text:p text:style-name="Standard">A) Los archivos creados dentro heredan el grupo del directorio <text:s/></text:p>
      <text:p text:style-name="Standard">B) Los archivos creados dentro son ejecutables <text:s/></text:p>
      <text:p text:style-name="Standard">C) Solo el grupo puede escribir en el directorio <text:s/></text:p>
      <text:p text:style-name="Standard">D) El directorio no puede ser borrado <text:s/></text:p>
      <text:p text:style-name="Standard">E) El directorio tiene acceso restringido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1.5-Q010 <text:s/></text:p>
      <text:p text:style-name="Standard">**Pregunta:** <text:s/></text:p>
      <text:p text:style-name="Standard">¿Qué herramienta permite verificar si un sistema tiene soporte para ACLs activado?</text:p>
      <text:p text:style-name="Standard"/>
      <text:p text:style-name="Standard">A) tune2fs <text:s/></text:p>
      <text:p text:style-name="Standard">B) mount <text:s/></text:p>
      <text:p text:style-name="Standard">C) df -h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>#### ID: 202.1-Q001 <text:s/></text:p>
      <text:p text:style-name="Standard">**Pregunta:** <text:s/></text:p>
      <text:p text:style-name="Standard">¿Qué comando se utiliza para editar las tareas programadas de un usuario en cron?</text:p>
      <text:p text:style-name="Standard"/>
      <text:p text:style-name="Standard">A) crontab -l <text:s/></text:p>
      <text:p text:style-name="Standard">B) crontab -e <text:s/></text:p>
      <text:p text:style-name="Standard">C) edit-cron <text:s/></text:p>
      <text:p text:style-name="Standard">D) at -c <text:s/></text:p>
      <text:p text:style-name="Standard">E) systemctl edit cron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1-Q002 <text:s/></text:p>
      <text:p text:style-name="Standard">**Pregunta:** <text:s/></text:p>
      <text:p text:style-name="Standard">¿Cuál de los siguientes NO es un componente válido de una línea en un archivo crontab?</text:p>
      <text:p text:style-name="Standard"/>
      <text:p text:style-name="Standard">A) Minuto <text:s/></text:p>
      <text:p text:style-name="Standard">B) Hora <text:s/></text:p>
      <text:p text:style-name="Standard">C) Día de la semana <text:s/></text:p>
      <text:p text:style-name="Standard">D) Segundo <text:s/></text:p>
      <text:p text:style-name="Standard">E) Me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><text:soft-page-break/></text:p>
      <text:p text:style-name="Standard">---</text:p>
      <text:p text:style-name="Standard"/>
      <text:p text:style-name="Standard">#### ID: 202.1-Q003 <text:s/></text:p>
      <text:p text:style-name="Standard">**Pregunta:** <text:s/></text:p>
      <text:p text:style-name="Standard">¿Qué directorio contiene archivos cron.d utilizados por múltiples paquetes?</text:p>
      <text:p text:style-name="Standard"/>
      <text:p text:style-name="Standard">A) /etc/crontab <text:s/></text:p>
      <text:p text:style-name="Standard">B) /etc/cron.daily/ <text:s/></text:p>
      <text:p text:style-name="Standard">C) /etc/cron.d/ <text:s/></text:p>
      <text:p text:style-name="Standard">D) /var/spool/cron/ <text:s/></text:p>
      <text:p text:style-name="Standard">E) /usr/lib/cron/script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1-Q004 <text:s/></text:p>
      <text:p text:style-name="Standard">**Pregunta:** <text:s/></text:p>
      <text:p text:style-name="Standard">¿Qué comando permite ejecutar un script una sola vez en una fecha y hora específica?</text:p>
      <text:p text:style-name="Standard"/>
      <text:p text:style-name="Standard">A) cron <text:s/></text:p>
      <text:p text:style-name="Standard">B) at <text:s/></text:p>
      <text:p text:style-name="Standard">C) batch <text:s/></text:p>
      <text:p text:style-name="Standard">D) systemd.timer <text:s/></text:p>
      <text:p text:style-name="Standard">E) sleep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1-Q005 <text:s/></text:p>
      <text:p text:style-name="Standard">**Pregunta:** <text:s/></text:p>
      <text:p text:style-name="Standard">¿Qué servicio se encarga de almacenar y gestionar logs estructurados del sistema?</text:p>
      <text:p text:style-name="Standard"/>
      <text:p text:style-name="Standard">A) syslogd <text:s/></text:p>
      <text:p text:style-name="Standard">B) rsyslogd <text:s/></text:p>
      <text:p text:style-name="Standard">C) systemd-journald <text:s/></text:p>
      <text:p text:style-name="Standard">D) logrotate <text:s/></text:p>
      <text:p text:style-name="Standard">E) auditd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1-Q006 <text:s/></text:p>
      <text:p text:style-name="Standard">**Pregunta:** <text:s/></text:p>
      <text:p text:style-name="Standard">¿Cómo se puede visualizar el contenido del journal de systemd?</text:p>
      <text:p text:style-name="Standard"/>
      <text:p text:style-name="Standard"><text:soft-page-break/>A) journalctl <text:s/></text:p>
      <text:p text:style-name="Standard">B) dmesg <text:s/></text:p>
      <text:p text:style-name="Standard">C) cat /var/log/messages <text:s/></text:p>
      <text:p text:style-name="Standard">D) systemctl status <text:s/></text:p>
      <text:p text:style-name="Standard">E) All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1-Q007 <text:s/></text:p>
      <text:p text:style-name="Standard">**Pregunta:** <text:s/></text:p>
      <text:p text:style-name="Standard">¿Qué comando muestra los mensajes del sistema desde el arranque actual?</text:p>
      <text:p text:style-name="Standard"/>
      <text:p text:style-name="Standard">A) dmesg <text:s/></text:p>
      <text:p text:style-name="Standard">B) journalctl -b <text:s/></text:p>
      <text:p text:style-name="Standard">C) cat /var/log/dmesg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1-Q008 <text:s/></text:p>
      <text:p text:style-name="Standard">**Pregunta:** <text:s/></text:p>
      <text:p text:style-name="Standard">¿Qué archivo se usa tradicionalmente para configurar reglas de registro de logs en sistemas basados en SysVinit?</text:p>
      <text:p text:style-name="Standard"/>
      <text:p text:style-name="Standard">A) /etc/rsyslog.conf <text:s/></text:p>
      <text:p text:style-name="Standard">B) /etc/syslog.conf <text:s/></text:p>
      <text:p text:style-name="Standard">C) /etc/systemd/journald.conf <text:s/></text:p>
      <text:p text:style-name="Standard">D) /etc/logrotate.conf <text:s/></text:p>
      <text:p text:style-name="Standard">E) /etc/default/syslogd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1-Q009 <text:s/></text:p>
      <text:p text:style-name="Standard">**Pregunta:** <text:s/></text:p>
      <text:p text:style-name="Standard">¿Qué utilidad permite rotar automáticamente los archivos de log?</text:p>
      <text:p text:style-name="Standard"/>
      <text:p text:style-name="Standard">A) logrotate <text:s/></text:p>
      <text:p text:style-name="Standard">B) rsyslog <text:s/></text:p>
      <text:p text:style-name="Standard">C) systemd-journald <text:s/></text:p>
      <text:p text:style-name="Standard">D) cron <text:s/></text:p>
      <text:p text:style-name="Standard">E) auditd <text:s/></text:p>
      <text:p text:style-name="Standard"/>
      <text:p text:style-name="Standard"><text:soft-page-break/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1-Q010 <text:s/></text:p>
      <text:p text:style-name="Standard">**Pregunta:** <text:s/></text:p>
      <text:p text:style-name="Standard">¿Cuál de las siguientes líneas en un crontab ejecuta un script cada lunes a las 2:30 AM?</text:p>
      <text:p text:style-name="Standard"/>
      <text:p text:style-name="Standard">A) 30 2 * * 1 /script.sh <text:s/></text:p>
      <text:p text:style-name="Standard">B) 2 30 * * 1 /script.sh <text:s/></text:p>
      <text:p text:style-name="Standard">C) 30 2 1 * * /script.sh <text:s/></text:p>
      <text:p text:style-name="Standard">D) 30 2 * * mon /script.sh <text:s/></text:p>
      <text:p text:style-name="Standard">E) Ambas A y D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#### ID: 202.2-Q001 <text:s/></text:p>
      <text:p text:style-name="Standard">**Pregunta:** <text:s/></text:p>
      <text:p text:style-name="Standard">¿Qué archivo se utiliza para configurar las reglas de acceso basadas en hosts en TCP Wrappers?</text:p>
      <text:p text:style-name="Standard"/>
      <text:p text:style-name="Standard">A) /etc/hosts.allow <text:s/></text:p>
      <text:p text:style-name="Standard">B) /etc/tcpwrapper.conf <text:s/></text:p>
      <text:p text:style-name="Standard">C) /etc/inetd.conf <text:s/></text:p>
      <text:p text:style-name="Standard">D) /etc/services <text:s/></text:p>
      <text:p text:style-name="Standard">E) /etc/network.conf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2-Q002 <text:s/></text:p>
      <text:p text:style-name="Standard">**Pregunta:** <text:s/></text:p>
      <text:p text:style-name="Standard">¿Cuál de los siguientes NO es un mecanismo válido de filtrado de paquetes en Linux?</text:p>
      <text:p text:style-name="Standard"/>
      <text:p text:style-name="Standard">A) iptables <text:s/></text:p>
      <text:p text:style-name="Standard">B) nftables <text:s/></text:p>
      <text:p text:style-name="Standard">C) ipchains <text:s/></text:p>
      <text:p text:style-name="Standard">D) netfilter <text:s/></text:p>
      <text:p text:style-name="Standard">E) firewalld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2-Q003 <text:s/></text:p>
      <text:p text:style-name="Standard">**Pregunta:** <text:s/></text:p>
      <text:p text:style-name="Standard">¿Qué comando permite bloquear temporalmente el acceso desde una IP específica usando nftables?</text:p>
      <text:p text:style-name="Standard"/>
      <text:p text:style-name="Standard"><text:soft-page-break/>A) iptables -A INPUT -s 192.168.1.100 -j DROP <text:s/></text:p>
      <text:p text:style-name="Standard">B) nft add rule ip filter input ip saddr 192.168.1.100 drop <text:s/></text:p>
      <text:p text:style-name="Standard">C) firewall-cmd --add-rich-rule='rule family="ipv4" source address="192.168.1.100" reject' <text:s/></text:p>
      <text:p text:style-name="Standard">D) Both A and B <text:s/></text:p>
      <text:p text:style-name="Standard">E) All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2-Q004 <text:s/></text:p>
      <text:p text:style-name="Standard">**Pregunta:** <text:s/></text:p>
      <text:p text:style-name="Standard">¿Qué línea en /etc/ssh/sshd_config deshabilita el inicio de sesión con el usuario root mediante SSH?</text:p>
      <text:p text:style-name="Standard"/>
      <text:p text:style-name="Standard">A) PermitRootLogin no <text:s/></text:p>
      <text:p text:style-name="Standard">B) DenyRoot yes <text:s/></text:p>
      <text:p text:style-name="Standard">C) RootLogin off <text:s/></text:p>
      <text:p text:style-name="Standard">D) LoginRoot disabled <text:s/></text:p>
      <text:p text:style-name="Standard">E) NoRootLogin ye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2-Q005 <text:s/></text:p>
      <text:p text:style-name="Standard">**Pregunta:** <text:s/></text:p>
      <text:p text:style-name="Standard">¿Qué protocolo se usa comúnmente para transferir archivos de forma segura entre sistemas?</text:p>
      <text:p text:style-name="Standard"/>
      <text:p text:style-name="Standard">A) FTP <text:s/></text:p>
      <text:p text:style-name="Standard">B) TFTP <text:s/></text:p>
      <text:p text:style-name="Standard">C) SFTP <text:s/></text:p>
      <text:p text:style-name="Standard">D) HTTP <text:s/></text:p>
      <text:p text:style-name="Standard">E) SMB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2-Q006 <text:s/></text:p>
      <text:p text:style-name="Standard">**Pregunta:** <text:s/></text:p>
      <text:p text:style-name="Standard">¿Qué utilidad permite generar un certificado autofirmado para uso en servicios web seguros?</text:p>
      <text:p text:style-name="Standard"/>
      <text:p text:style-name="Standard">A) ssh-keygen <text:s/></text:p>
      <text:p text:style-name="Standard">B) openssl <text:s/></text:p>
      <text:p text:style-name="Standard">C) keytool <text:s/></text:p>
      <text:p text:style-name="Standard">D) gpg <text:s/></text:p>
      <text:p text:style-name="Standard">E) makecert <text:s/></text:p>
      <text:p text:style-name="Standard"/>
      <text:p text:style-name="Standard">**Respuesta correcta:** [PENDIENTE] <text:s/></text:p>
      <text:p text:style-name="Standard"><text:soft-page-break/>**Explicación:** [PENDIENTE]</text:p>
      <text:p text:style-name="Standard"/>
      <text:p text:style-name="Standard">---</text:p>
      <text:p text:style-name="Standard"/>
      <text:p text:style-name="Standard">#### ID: 202.2-Q007 <text:s/></text:p>
      <text:p text:style-name="Standard">**Pregunta:** <text:s/></text:p>
      <text:p text:style-name="Standard">¿Qué servicio permite compartir directorios entre máquinas Linux de forma transparente?</text:p>
      <text:p text:style-name="Standard"/>
      <text:p text:style-name="Standard">A) NFS <text:s/></text:p>
      <text:p text:style-name="Standard">B) CIFS <text:s/></text:p>
      <text:p text:style-name="Standard">C) SMB <text:s/></text:p>
      <text:p text:style-name="Standard">D) FTP <text:s/></text:p>
      <text:p text:style-name="Standard">E) HTTP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2-Q008 <text:s/></text:p>
      <text:p text:style-name="Standard">**Pregunta:** <text:s/></text:p>
      <text:p text:style-name="Standard">¿Qué archivo contiene la configuración principal del servidor Apache en la mayoría de distribuciones Linux?</text:p>
      <text:p text:style-name="Standard"/>
      <text:p text:style-name="Standard">A) /etc/httpd/conf/httpd.conf <text:s/></text:p>
      <text:p text:style-name="Standard">B) /etc/apache2/apache2.conf <text:s/></text:p>
      <text:p text:style-name="Standard">C) /etc/apache/conf.d/httpd.conf <text:s/></text:p>
      <text:p text:style-name="Standard">D) /var/www/html/.htaccess <text:s/></text:p>
      <text:p text:style-name="Standard">E) Ambas A y B según la distribución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2-Q009 <text:s/></text:p>
      <text:p text:style-name="Standard">**Pregunta:** <text:s/></text:p>
      <text:p text:style-name="Standard">¿Qué herramienta se puede usar para escanear puertos abiertos en una máquina remota?</text:p>
      <text:p text:style-name="Standard"/>
      <text:p text:style-name="Standard">A) nmap <text:s/></text:p>
      <text:p text:style-name="Standard">B) telnet <text:s/></text:p>
      <text:p text:style-name="Standard">C) ping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2-Q010 <text:s/></text:p>
      <text:p text:style-name="Standard">**Pregunta:** <text:s/></text:p>
      <text:p text:style-name="Standard"><text:soft-page-break/>¿Qué directiva en vsftpd.conf permite que los usuarios solo puedan acceder a su directorio home?</text:p>
      <text:p text:style-name="Standard"/>
      <text:p text:style-name="Standard">A) chroot_local_user=YES <text:s/></text:p>
      <text:p text:style-name="Standard">B) local_root=/home/ftp <text:s/></text:p>
      <text:p text:style-name="Standard">C) user_sub_token=$USER <text:s/></text:p>
      <text:p text:style-name="Standard">D) guest_enable=YES <text:s/></text:p>
      <text:p text:style-name="Standard">E) secure_chroot_dir=/var/run/vsftpd <text:s/></text:p>
      <text:p text:style-name="Standard"/>
      <text:p text:style-name="Standard">**Respuesta correcta:** [PENDIENTE] <text:s/></text:p>
      <text:p text:style-name="Standard">**Explicación:** [PENDIENTE]</text:p>
      <text:p text:style-name="Standard">#### ID: 202.3-Q001 <text:s/></text:p>
      <text:p text:style-name="Standard">**Pregunta:** <text:s/></text:p>
      <text:p text:style-name="Standard">¿Qué archivo contiene la configuración principal de BIND9 en la mayoría de las distribuciones Linux?</text:p>
      <text:p text:style-name="Standard"/>
      <text:p text:style-name="Standard">A) /etc/bind/named.conf <text:s/></text:p>
      <text:p text:style-name="Standard">B) /etc/named.conf <text:s/></text:p>
      <text:p text:style-name="Standard">C) /etc/dnsmasq.conf <text:s/></text:p>
      <text:p text:style-name="Standard">D) /etc/resolv.conf <text:s/></text:p>
      <text:p text:style-name="Standard">E) /var/named/chroot/etc/named.conf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3-Q002 <text:s/></text:p>
      <text:p text:style-name="Standard">**Pregunta:** <text:s/></text:p>
      <text:p text:style-name="Standard">¿Cuál de los siguientes NO es un tipo válido de registro DNS?</text:p>
      <text:p text:style-name="Standard"/>
      <text:p text:style-name="Standard">A) A <text:s/></text:p>
      <text:p text:style-name="Standard">B) CNAME <text:s/></text:p>
      <text:p text:style-name="Standard">C) MX <text:s/></text:p>
      <text:p text:style-name="Standard">D) TXT <text:s/></text:p>
      <text:p text:style-name="Standard">E) FTP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3-Q003 <text:s/></text:p>
      <text:p text:style-name="Standard">**Pregunta:** <text:s/></text:p>
      <text:p text:style-name="Standard">¿Qué herramienta permite realizar consultas DNS interactivas?</text:p>
      <text:p text:style-name="Standard"/>
      <text:p text:style-name="Standard">A) nslookup <text:s/></text:p>
      <text:p text:style-name="Standard">B) host <text:s/></text:p>
      <text:p text:style-name="Standard">C) dig <text:s/></text:p>
      <text:p text:style-name="Standard">D) Both A and B <text:s/></text:p>
      <text:p text:style-name="Standard">E) All of the above <text:s/></text:p>
      <text:p text:style-name="Standard"/>
      <text:p text:style-name="Standard">**Respuesta correcta:** [PENDIENTE] <text:s/></text:p>
      <text:p text:style-name="Standard"><text:soft-page-break/>**Explicación:** [PENDIENTE]</text:p>
      <text:p text:style-name="Standard"/>
      <text:p text:style-name="Standard">---</text:p>
      <text:p text:style-name="Standard"/>
      <text:p text:style-name="Standard">#### ID: 202.3-Q004 <text:s/></text:p>
      <text:p text:style-name="Standard">**Pregunta:** <text:s/></text:p>
      <text:p text:style-name="Standard">¿Qué directiva en named.conf define una zona DNS primaria?</text:p>
      <text:p text:style-name="Standard"/>
      <text:p text:style-name="Standard">A) type primary; <text:s/></text:p>
      <text:p text:style-name="Standard">B) type master; <text:s/></text:p>
      <text:p text:style-name="Standard">C) type slave; <text:s/></text:p>
      <text:p text:style-name="Standard">D) type hint; <text:s/></text:p>
      <text:p text:style-name="Standard">E) type zone;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3-Q005 <text:s/></text:p>
      <text:p text:style-name="Standard">**Pregunta:** <text:s/></text:p>
      <text:p text:style-name="Standard">¿Qué registro se utiliza para definir servidores de correo electrónico para un dominio?</text:p>
      <text:p text:style-name="Standard"/>
      <text:p text:style-name="Standard">A) A <text:s/></text:p>
      <text:p text:style-name="Standard">B) AAAA <text:s/></text:p>
      <text:p text:style-name="Standard">C) MX <text:s/></text:p>
      <text:p text:style-name="Standard">D) NS <text:s/></text:p>
      <text:p text:style-name="Standard">E) PTR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3-Q006 <text:s/></text:p>
      <text:p text:style-name="Standard">**Pregunta:** <text:s/></text:p>
      <text:p text:style-name="Standard">¿Qué opción de `dig` muestra solo la respuesta sin información adicional?</text:p>
      <text:p text:style-name="Standard"/>
      <text:p text:style-name="Standard">A) +short <text:s/></text:p>
      <text:p text:style-name="Standard">B) +answer <text:s/></text:p>
      <text:p text:style-name="Standard">C) +brief <text:s/></text:p>
      <text:p text:style-name="Standard">D) +minimal <text:s/></text:p>
      <text:p text:style-name="Standard">E) +compact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3-Q007 <text:s/></text:p>
      <text:p text:style-name="Standard">**Pregunta:** <text:s/></text:p>
      <text:p text:style-name="Standard"><text:soft-page-break/>¿Qué archivo se usa para definir direcciones IP que no deben ser resueltas por el servidor DNS local?</text:p>
      <text:p text:style-name="Standard"/>
      <text:p text:style-name="Standard">A) /etc/hosts <text:s/></text:p>
      <text:p text:style-name="Standard">B) /etc/resolv.conf <text:s/></text:p>
      <text:p text:style-name="Standard">C) /etc/named.conf <text:s/></text:p>
      <text:p text:style-name="Standard">D) /etc/bind/named.rfc1912.zones <text:s/></text:p>
      <text:p text:style-name="Standard">E) /etc/bind/blacklist.zon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3-Q008 <text:s/></text:p>
      <text:p text:style-name="Standard">**Pregunta:** <text:s/></text:p>
      <text:p text:style-name="Standard">¿Cómo se denomina el proceso mediante el cual un servidor DNS secundario actualiza su copia de una zona?</text:p>
      <text:p text:style-name="Standard"/>
      <text:p text:style-name="Standard">A) Zone refresh <text:s/></text:p>
      <text:p text:style-name="Standard">B) Zone update <text:s/></text:p>
      <text:p text:style-name="Standard">C) Zone transfer <text:s/></text:p>
      <text:p text:style-name="Standard">D) Zone replication <text:s/></text:p>
      <text:p text:style-name="Standard">E) Zone sync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3-Q009 <text:s/></text:p>
      <text:p text:style-name="Standard">**Pregunta:** <text:s/></text:p>
      <text:p text:style-name="Standard">¿Qué comando verifica la sintaxis de los archivos de configuración de BIND9?</text:p>
      <text:p text:style-name="Standard"/>
      <text:p text:style-name="Standard">A) named-checkconf <text:s/></text:p>
      <text:p text:style-name="Standard">B) bind-check <text:s/></text:p>
      <text:p text:style-name="Standard">C) check-bind <text:s/></text:p>
      <text:p text:style-name="Standard">D) named-checkzone <text:s/></text:p>
      <text:p text:style-name="Standard">E) dnscheck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3-Q010 <text:s/></text:p>
      <text:p text:style-name="Standard">**Pregunta:** <text:s/></text:p>
      <text:p text:style-name="Standard">¿Qué registro se usa para la resolución inversa de direcciones IPv6?</text:p>
      <text:p text:style-name="Standard"/>
      <text:p text:style-name="Standard">A) A <text:s/></text:p>
      <text:p text:style-name="Standard">B) AAAA <text:s/></text:p>
      <text:p text:style-name="Standard">C) PTR <text:s/></text:p>
      <text:p text:style-name="Standard"><text:soft-page-break/>D) MX <text:s/></text:p>
      <text:p text:style-name="Standard">E) CNAM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#### ID: 202.4-Q001 <text:s/></text:p>
      <text:p text:style-name="Standard">**Pregunta:** <text:s/></text:p>
      <text:p text:style-name="Standard">¿Cuál es el archivo principal de configuración de Postfix?</text:p>
      <text:p text:style-name="Standard"/>
      <text:p text:style-name="Standard">A) /etc/postfix/main.cf <text:s/></text:p>
      <text:p text:style-name="Standard">B) /etc/mail/sendmail.cf <text:s/></text:p>
      <text:p text:style-name="Standard">C) /etc/exim/exim.conf <text:s/></text:p>
      <text:p text:style-name="Standard">D) /var/spool/postfix/config.cf <text:s/></text:p>
      <text:p text:style-name="Standard">E) /etc/postfix/postconf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4-Q002 <text:s/></text:p>
      <text:p text:style-name="Standard">**Pregunta:** <text:s/></text:p>
      <text:p text:style-name="Standard">¿Qué servicio se utiliza comúnmente para ofrecer acceso a correo electrónico mediante el protocolo IMAP?</text:p>
      <text:p text:style-name="Standard"/>
      <text:p text:style-name="Standard">A) Sendmail <text:s/></text:p>
      <text:p text:style-name="Standard">B) Postfix <text:s/></text:p>
      <text:p text:style-name="Standard">C) Dovecot <text:s/></text:p>
      <text:p text:style-name="Standard">D) Exim <text:s/></text:p>
      <text:p text:style-name="Standard">E) Amavi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4-Q003 <text:s/></text:p>
      <text:p text:style-name="Standard">**Pregunta:** <text:s/></text:p>
      <text:p text:style-name="Standard">¿Qué comando se usa para verificar la configuración de Postfix antes de reiniciar el servicio?</text:p>
      <text:p text:style-name="Standard"/>
      <text:p text:style-name="Standard">A) postfix check <text:s/></text:p>
      <text:p text:style-name="Standard">B) postconf -n <text:s/></text:p>
      <text:p text:style-name="Standard">C) postfix reload <text:s/></text:p>
      <text:p text:style-name="Standard">D) postmap /etc/postfix/main.cf <text:s/></text:p>
      <text:p text:style-name="Standard">E) Both A and B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<text:soft-page-break/>#### ID: 202.4-Q004 <text:s/></text:p>
      <text:p text:style-name="Standard">**Pregunta:** <text:s/></text:p>
      <text:p text:style-name="Standard">¿Qué directiva en main.cf define qué direcciones pueden enviar correo a través de Postfix?</text:p>
      <text:p text:style-name="Standard"/>
      <text:p text:style-name="Standard">A) mynetworks <text:s/></text:p>
      <text:p text:style-name="Standard">B) relayhost <text:s/></text:p>
      <text:p text:style-name="Standard">C) mydestination <text:s/></text:p>
      <text:p text:style-name="Standard">D) inet_interfaces <text:s/></text:p>
      <text:p text:style-name="Standard">E) smtpd_recipient_restriction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4-Q005 <text:s/></text:p>
      <text:p text:style-name="Standard">**Pregunta:** <text:s/></text:p>
      <text:p text:style-name="Standard">¿Qué protocolo permite a los clientes descargar mensajes de correo desde un servidor?</text:p>
      <text:p text:style-name="Standard"/>
      <text:p text:style-name="Standard">A) SMTP <text:s/></text:p>
      <text:p text:style-name="Standard">B) POP3 <text:s/></text:p>
      <text:p text:style-name="Standard">C) HTTP <text:s/></text:p>
      <text:p text:style-name="Standard">D) FTP <text:s/></text:p>
      <text:p text:style-name="Standard">E) IMAPS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4-Q006 <text:s/></text:p>
      <text:p text:style-name="Standard">**Pregunta:** <text:s/></text:p>
      <text:p text:style-name="Standard">¿Qué utilidad de Postfix se usa para reconstruir archivos de base de datos como aliases.db?</text:p>
      <text:p text:style-name="Standard"/>
      <text:p text:style-name="Standard">A) newaliases <text:s/></text:p>
      <text:p text:style-name="Standard">B) postalias <text:s/></text:p>
      <text:p text:style-name="Standard">C) postmap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4-Q007 <text:s/></text:p>
      <text:p text:style-name="Standard">**Pregunta:** <text:s/></text:p>
      <text:p text:style-name="Standard">¿Qué herramienta se puede usar junto con Postfix para filtrar correos no deseados?</text:p>
      <text:p text:style-name="Standard"/>
      <text:p text:style-name="Standard">A) SpamAssassin <text:s/></text:p>
      <text:p text:style-name="Standard">B) ClamAV <text:s/></text:p>
      <text:p text:style-name="Standard">C) Procmail <text:s/></text:p>
      <text:p text:style-name="Standard"><text:soft-page-break/>D) All of the above <text:s/></text:p>
      <text:p text:style-name="Standard">E) None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4-Q008 <text:s/></text:p>
      <text:p text:style-name="Standard">**Pregunta:** <text:s/></text:p>
      <text:p text:style-name="Standard">¿Qué comando muestra las colas de correo actualmente gestionadas por Postfix?</text:p>
      <text:p text:style-name="Standard"/>
      <text:p text:style-name="Standard">A) mailq <text:s/></text:p>
      <text:p text:style-name="Standard">B) postfix show queue <text:s/></text:p>
      <text:p text:style-name="Standard">C) postqueue -p <text:s/></text:p>
      <text:p text:style-name="Standard">D) Both A and C <text:s/></text:p>
      <text:p text:style-name="Standard">E) None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4-Q009 <text:s/></text:p>
      <text:p text:style-name="Standard">**Pregunta:** <text:s/></text:p>
      <text:p text:style-name="Standard">¿Qué archivo se usa para definir alias globales de correo en sistemas Linux?</text:p>
      <text:p text:style-name="Standard"/>
      <text:p text:style-name="Standard">A) /etc/aliases <text:s/></text:p>
      <text:p text:style-name="Standard">B) /etc/mail/aliases <text:s/></text:p>
      <text:p text:style-name="Standard">C) /etc/postfix/aliases <text:s/></text:p>
      <text:p text:style-name="Standard">D) /var/mail/aliases <text:s/></text:p>
      <text:p text:style-name="Standard">E) Ambas A y B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  <text:p text:style-name="Standard">---</text:p>
      <text:p text:style-name="Standard"/>
      <text:p text:style-name="Standard">#### ID: 202.4-Q010 <text:s/></text:p>
      <text:p text:style-name="Standard">**Pregunta:** <text:s/></text:p>
      <text:p text:style-name="Standard">¿Qué opción permite a Dovecot autenticar usuarios contra el sistema local?</text:p>
      <text:p text:style-name="Standard"/>
      <text:p text:style-name="Standard">A) auth-system <text:s/></text:p>
      <text:p text:style-name="Standard">B) passdb pam <text:s/></text:p>
      <text:p text:style-name="Standard">C) userdb passwd <text:s/></text:p>
      <text:p text:style-name="Standard">D) Both B and C <text:s/></text:p>
      <text:p text:style-name="Standard">E) None of the above <text:s/></text:p>
      <text:p text:style-name="Standard"/>
      <text:p text:style-name="Standard">**Respuesta correcta:** [PENDIENTE] <text:s/></text:p>
      <text:p text:style-name="Standard">**Explicación:** [PENDIENTE]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1" style:font-family-complex="'Noto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9:33:56.981393078</meta:creation-date>
    <dc:date>2025-07-04T21:13:30.208310955</dc:date>
    <meta:editing-duration>PT1H16M23S</meta:editing-duration>
    <meta:editing-cycles>26</meta:editing-cycles>
    <meta:generator>LibreOffice/24.2.2.2$Linux_X86_64 LibreOffice_project/d56cc158d8a96260b836f100ef4b4ef25d6f1a01</meta:generator>
    <meta:document-statistic meta:table-count="0" meta:image-count="0" meta:object-count="0" meta:page-count="67" meta:paragraph-count="1489" meta:word-count="8596" meta:character-count="58684" meta:non-whitespace-character-count="50173"/>
  </office:meta>
</office:document-meta>
</file>